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herit" svg:font-family="inheri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fo:font-weight="bold" style:font-size-asian="24pt" style:font-weight-asian="bold" style:font-size-complex="24pt" style:font-weight-complex="bold"/>
    </style:style>
    <style:style style:name="P2" style:family="paragraph" style:parent-style-name="Standard">
      <style:text-properties fo:font-size="54pt" fo:font-weight="bold" style:font-size-asian="54pt" style:font-weight-asian="bold" style:font-size-complex="54pt" style:font-weight-complex="bold"/>
    </style:style>
    <style:style style:name="P3" style:family="paragraph" style:parent-style-name="Preformatted_20_Text">
      <style:text-properties fo:font-variant="normal" fo:text-transform="none" fo:color="#1f1f1f" fo:font-size="24pt" fo:letter-spacing="normal" fo:font-weight="bold" style:font-size-asian="24pt" style:font-weight-asian="bold" style:font-name-complex="inherit" style:font-size-complex="21pt" style:language-complex="bn" style:country-complex="BD" style:font-style-complex="normal" style:font-weight-complex="normal"/>
    </style:style>
    <style:style style:name="P4" style:family="paragraph" style:parent-style-name="Preformatted_20_Text">
      <style:text-properties fo:font-variant="normal" fo:text-transform="none" fo:color="#1f1f1f" fo:font-size="24pt" fo:letter-spacing="normal" fo:font-weight="bold" style:font-size-asian="24pt" style:font-weight-asian="bold" style:font-size-complex="24pt" style:font-weight-complex="bold"/>
    </style:style>
    <style:style style:name="P5" style:family="paragraph" style:parent-style-name="Preformatted_20_Text">
      <style:text-properties fo:font-variant="normal" fo:text-transform="none" fo:color="#1f1f1f" fo:font-size="24pt" fo:letter-spacing="normal" fo:font-weight="bold" style:font-name-asian="inherit" style:font-size-asian="21pt" style:language-asian="ja" style:country-asian="JP" style:font-style-asian="normal" style:font-weight-asian="normal" style:font-size-complex="24pt" style:font-weight-complex="bold"/>
    </style:style>
    <style:style style:name="P6" style:family="paragraph" style:parent-style-name="Preformatted_20_Text">
      <style:text-properties fo:font-variant="normal" fo:text-transform="none" fo:color="#1f1f1f" style:font-name="inherit" fo:font-size="21pt" fo:letter-spacing="normal" fo:font-style="normal" fo:font-weight="normal" style:font-size-asian="24pt" style:font-weight-asian="bold" style:font-size-complex="24pt" style:font-weight-complex="bold"/>
    </style:style>
    <style:style style:name="P7" style:family="paragraph" style:parent-style-name="Preformatted_20_Text">
      <style:text-properties fo:font-variant="normal" fo:text-transform="none" fo:color="#1f1f1f" style:font-name="inherit" fo:font-size="21pt" fo:letter-spacing="normal" fo:language="ba" fo:country="RU" fo:font-style="normal" fo:font-weight="normal" style:font-size-asian="24pt" style:font-weight-asian="bold" style:font-size-complex="24pt" style:font-weight-complex="bold"/>
    </style:style>
    <style:style style:name="P8" style:family="paragraph" style:parent-style-name="Preformatted_20_Text">
      <style:text-properties fo:font-variant="normal" fo:text-transform="none" fo:color="#1f1f1f" style:font-name="inherit" fo:font-size="21pt" fo:letter-spacing="normal" fo:language="eu" fo:country="none" fo:font-style="normal" fo:font-weight="normal" style:font-size-asian="24pt" style:font-weight-asian="bold" style:font-size-complex="24pt" style:font-weight-complex="bold"/>
    </style:style>
    <style:style style:name="P9" style:family="paragraph" style:parent-style-name="Preformatted_20_Text">
      <style:text-properties fo:font-variant="normal" fo:text-transform="none" fo:color="#1f1f1f" style:font-name="inherit" fo:font-size="21pt" fo:letter-spacing="normal" fo:language="be" fo:country="BY" fo:font-style="normal" fo:font-weight="normal" style:font-size-asian="24pt" style:font-weight-asian="bold" style:font-size-complex="24pt" style:font-weight-complex="bold"/>
    </style:style>
    <style:style style:name="P10" style:family="paragraph" style:parent-style-name="Preformatted_20_Text">
      <style:text-properties fo:font-variant="normal" fo:text-transform="none" fo:color="#1f1f1f" style:font-name="inherit" fo:font-size="21pt" fo:letter-spacing="normal" fo:language="bs" fo:country="BA" fo:font-style="normal" fo:font-weight="normal" style:font-size-asian="24pt" style:font-weight-asian="bold" style:font-size-complex="24pt" style:font-weight-complex="bold"/>
    </style:style>
    <style:style style:name="P11" style:family="paragraph" style:parent-style-name="Preformatted_20_Text">
      <style:text-properties fo:font-variant="normal" fo:text-transform="none" fo:color="#1f1f1f" style:font-name="inherit" fo:font-size="21pt" fo:letter-spacing="normal" fo:language="sq" fo:country="AL" fo:font-style="normal" fo:font-weight="normal" style:font-size-asian="24pt" style:font-weight-asian="bold" style:font-size-complex="24pt" style:font-weight-complex="bold"/>
    </style:style>
    <style:style style:name="P12" style:family="paragraph" style:parent-style-name="Preformatted_20_Text">
      <style:text-properties fo:font-variant="normal" fo:text-transform="none" fo:color="#1f1f1f" style:font-name="inherit" fo:font-size="21pt" fo:letter-spacing="normal" fo:language="hu" fo:country="HU" fo:font-style="normal" fo:font-weight="normal" style:font-size-asian="24pt" style:font-weight-asian="bold" style:font-size-complex="24pt" style:font-weight-complex="bold"/>
    </style:style>
    <style:style style:name="P13" style:family="paragraph" style:parent-style-name="Preformatted_20_Text">
      <style:text-properties fo:font-variant="normal" fo:text-transform="none" fo:color="#1f1f1f" style:font-name="inherit" fo:font-size="21pt" fo:letter-spacing="normal" fo:language="qu" fo:country="EC" fo:font-style="normal" fo:font-weight="normal" style:font-size-asian="24pt" style:font-weight-asian="bold" style:font-size-complex="24pt" style:font-weight-complex="bold"/>
    </style:style>
    <style:style style:name="P14" style:family="paragraph" style:parent-style-name="Preformatted_20_Text">
      <style:text-properties fo:font-variant="normal" fo:text-transform="none" fo:color="#1f1f1f" style:font-name="inherit" fo:font-size="21pt" fo:letter-spacing="normal" fo:language="sr" fo:country="RS" fo:font-style="normal" fo:font-weight="normal" style:font-size-asian="24pt" style:font-weight-asian="bold" style:font-size-complex="24pt" style:font-weight-complex="bold"/>
    </style:style>
    <style:style style:name="P15" style:family="paragraph" style:parent-style-name="Preformatted_20_Text">
      <style:text-properties fo:font-variant="normal" fo:text-transform="none" fo:color="#1f1f1f" style:font-name="inherit" fo:font-size="21pt" fo:letter-spacing="normal" fo:language="ru" fo:country="RU" fo:font-style="normal" fo:font-weight="normal" style:font-size-asian="24pt" style:font-weight-asian="bold" style:font-size-complex="24pt" style:font-weight-complex="bold"/>
    </style:style>
    <style:style style:name="P16" style:family="paragraph" style:parent-style-name="Preformatted_20_Text">
      <style:text-properties fo:font-variant="normal" fo:text-transform="none" fo:color="#1f1f1f" fo:font-size="54pt" fo:letter-spacing="normal" fo:font-weight="bold" style:font-size-asian="54pt" style:font-weight-asian="bold" style:font-name-complex="inherit" style:font-size-complex="21pt" style:language-complex="am" style:country-complex="ET" style:font-style-complex="normal" style:font-weight-complex="normal"/>
    </style:style>
    <style:style style:name="P17" style:family="paragraph" style:parent-style-name="Preformatted_20_Text">
      <style:text-properties fo:font-variant="normal" fo:text-transform="none" fo:color="#1f1f1f" fo:font-size="54pt" fo:letter-spacing="normal" fo:font-weight="bold" style:font-size-asian="54pt" style:font-weight-asian="bold" style:font-size-complex="54pt" style:font-weight-complex="bold"/>
    </style:style>
    <style:style style:name="P18" style:family="paragraph" style:parent-style-name="Preformatted_20_Text">
      <style:paragraph-properties fo:margin-left="0cm" fo:margin-right="0cm" fo:margin-top="0cm" fo:margin-bottom="0cm" style:line-height-at-least="0.953cm" fo:text-align="start" style:justify-single-word="false" fo:orphans="2" fo:widows="2" fo:text-indent="0cm" style:auto-text-indent="false" fo:background-color="#f8f9fa" fo:padding="0cm" fo:border="none" style:writing-mode="lr-tb">
        <style:background-image/>
      </style:paragraph-properties>
      <style:text-properties fo:font-variant="normal" fo:text-transform="none" fo:color="#1f1f1f" style:font-name="inherit" fo:font-size="21pt" fo:letter-spacing="normal" fo:language="bm" fo:country="ML" fo:font-style="normal" fo:font-weight="normal"/>
    </style:style>
    <style:style style:name="P19" style:family="paragraph" style:parent-style-name="Preformatted_20_Text">
      <style:paragraph-properties fo:margin-left="0cm" fo:margin-right="0cm" fo:margin-top="0cm" fo:margin-bottom="0cm" style:line-height-at-least="0.953cm" fo:text-align="start" style:justify-single-word="false" fo:orphans="2" fo:widows="2" fo:text-indent="0cm" style:auto-text-indent="false" fo:background-color="#f8f9fa" fo:padding="0cm" fo:border="none" style:writing-mode="lr-tb">
        <style:background-image/>
      </style:paragraph-properties>
      <style:text-properties fo:font-variant="normal" fo:text-transform="none" fo:color="#1f1f1f" style:font-name="inherit" fo:font-size="21pt" fo:letter-spacing="normal" fo:font-style="normal" fo:font-weight="normal"/>
    </style:style>
    <style:style style:name="P20" style:family="paragraph" style:parent-style-name="Preformatted_20_Text">
      <style:text-properties fo:font-size="54pt" fo:font-weight="bold" style:font-size-asian="54pt" style:font-weight-asian="bold" style:font-size-complex="54pt" style:font-weight-complex="bold"/>
    </style:style>
    <style:style style:name="P21" style:family="paragraph" style:parent-style-name="Preformatted_20_Text">
      <style:text-properties fo:font-variant="normal" fo:text-transform="none" fo:color="#1f1f1f" fo:font-size="54pt" fo:letter-spacing="normal" fo:font-weight="bold" style:font-size-asian="54pt" style:font-weight-asian="bold" style:font-name-complex="inherit" style:font-size-complex="21pt" style:language-complex="am" style:country-complex="ET" style:font-style-complex="normal" style:font-weight-complex="normal"/>
    </style:style>
    <style:style style:name="P22" style:family="paragraph" style:parent-style-name="Preformatted_20_Text">
      <style:text-properties fo:font-variant="normal" fo:text-transform="none" fo:color="#1f1f1f" fo:font-size="54pt" fo:letter-spacing="normal" fo:font-weight="bold" style:font-size-asian="54pt" style:font-weight-asian="bold" style:font-name-complex="inherit" style:font-size-complex="21pt" style:language-complex="bo" style:country-complex="CN" style:font-style-complex="normal" style:font-weight-complex="normal"/>
    </style:style>
    <style:style style:name="P23" style:family="paragraph" style:parent-style-name="Preformatted_20_Text">
      <style:text-properties fo:font-variant="normal" fo:text-transform="none" fo:color="#1f1f1f" fo:font-size="54pt" fo:letter-spacing="normal" fo:font-weight="bold" style:font-size-asian="54pt" style:font-weight-asian="bold" style:font-size-complex="54pt" style:font-weight-complex="bold"/>
    </style:style>
    <style:style style:name="P24" style:family="paragraph" style:parent-style-name="Preformatted_20_Text">
      <style:text-properties fo:font-variant="normal" fo:text-transform="none" fo:color="#1f1f1f" style:font-name="inherit" fo:font-size="21pt" fo:letter-spacing="normal" fo:language="sq" fo:country="AL" fo:font-style="normal" fo:font-weight="normal" style:font-size-asian="54pt" style:font-weight-asian="bold" style:font-size-complex="54pt" style:font-weight-complex="bold"/>
    </style:style>
    <style:style style:name="P25" style:family="paragraph" style:parent-style-name="Preformatted_20_Text">
      <style:text-properties fo:font-variant="normal" fo:text-transform="none" fo:color="#1f1f1f" style:font-name="inherit" fo:font-size="21pt" fo:letter-spacing="normal" fo:language="ru" fo:country="RU" fo:font-style="normal" fo:font-weight="normal" style:font-size-asian="54pt" style:font-weight-asian="bold" style:font-size-complex="54pt" style:font-weight-complex="bold"/>
    </style:style>
    <style:style style:name="P26" style:family="paragraph" style:parent-style-name="Preformatted_20_Text">
      <style:text-properties fo:font-variant="normal" fo:text-transform="none" fo:color="#1f1f1f" style:font-name="inherit" fo:font-size="21pt" fo:letter-spacing="normal" fo:font-style="normal" fo:font-weight="normal" style:font-size-asian="54pt" style:font-weight-asian="bold" style:font-size-complex="54pt" style:font-weight-complex="bold"/>
    </style:style>
    <style:style style:name="P27" style:family="paragraph" style:parent-style-name="Preformatted_20_Text">
      <style:text-properties fo:font-variant="normal" fo:text-transform="none" fo:color="#1f1f1f" style:font-name="inherit" fo:font-size="21pt" fo:letter-spacing="normal" fo:language="is" fo:country="IS" fo:font-style="normal" fo:font-weight="normal" style:font-size-asian="54pt" style:font-weight-asian="bold" style:font-size-complex="54pt" style:font-weight-complex="bold"/>
    </style:style>
    <style:style style:name="P28" style:family="paragraph" style:parent-style-name="Preformatted_20_Text">
      <style:text-properties fo:font-variant="normal" fo:text-transform="none" fo:color="#1f1f1f" style:font-name="inherit" fo:font-size="21pt" fo:letter-spacing="normal" fo:language="pt" fo:country="PT" fo:font-style="normal" fo:font-weight="normal" style:font-size-asian="54pt" style:font-weight-asian="bold" style:font-size-complex="54pt" style:font-weight-complex="bold"/>
    </style:style>
    <style:style style:name="P29" style:family="paragraph" style:parent-style-name="Preformatted_20_Text">
      <style:text-properties fo:font-variant="normal" fo:text-transform="none" fo:color="#1f1f1f" style:font-name="inherit" fo:font-size="21pt" fo:letter-spacing="normal" fo:language="zu" fo:country="ZA" fo:font-style="normal" fo:font-weight="normal" style:font-size-asian="54pt" style:font-weight-asian="bold" style:font-size-complex="54pt" style:font-weight-complex="bold"/>
    </style:style>
    <style:style style:name="P30" style:family="paragraph" style:parent-style-name="Preformatted_20_Text">
      <style:text-properties fo:font-variant="normal" fo:text-transform="none" fo:color="#1f1f1f" style:font-name="inherit" fo:font-size="21pt" fo:letter-spacing="normal" fo:language="da" fo:country="DK" fo:font-style="normal" fo:font-weight="normal" style:font-size-asian="54pt" style:font-weight-asian="bold" style:font-size-complex="54pt" style:font-weight-complex="bold"/>
    </style:style>
    <style:style style:name="P31" style:family="paragraph" style:parent-style-name="Preformatted_20_Text">
      <style:text-properties fo:font-variant="normal" fo:text-transform="none" fo:color="#1f1f1f" style:font-name="inherit" fo:font-size="21pt" fo:letter-spacing="normal" fo:language="lt" fo:country="LT" fo:font-style="normal" fo:font-weight="normal" style:font-size-asian="54pt" style:font-weight-asian="bold" style:font-size-complex="54pt" style:font-weight-complex="bold"/>
    </style:style>
    <style:style style:name="P32" style:family="paragraph" style:parent-style-name="Preformatted_20_Text">
      <style:text-properties fo:font-variant="normal" fo:text-transform="none" fo:color="#1f1f1f" style:font-name="inherit" fo:font-size="21pt" fo:letter-spacing="normal" fo:language="ss" fo:country="ZA" fo:font-style="normal" fo:font-weight="normal" style:font-size-asian="54pt" style:font-weight-asian="bold" style:font-size-complex="54pt" style:font-weight-complex="bold"/>
    </style:style>
    <style:style style:name="P33" style:family="paragraph" style:parent-style-name="Preformatted_20_Text">
      <style:text-properties fo:font-variant="normal" fo:text-transform="none" fo:color="#1f1f1f" style:font-name="inherit" fo:font-size="21pt" fo:letter-spacing="normal" fo:language="sw" fo:country="KE" fo:font-style="normal" fo:font-weight="normal" style:font-size-asian="54pt" style:font-weight-asian="bold" style:font-size-complex="54pt" style:font-weight-complex="bold"/>
    </style:style>
    <style:style style:name="P34" style:family="paragraph" style:parent-style-name="Preformatted_20_Text">
      <style:text-properties fo:font-variant="normal" fo:text-transform="none" fo:color="#1f1f1f" style:font-name="inherit" fo:font-size="21pt" fo:letter-spacing="normal" fo:language="sv" fo:country="SE" fo:font-style="normal" fo:font-weight="normal" style:font-size-asian="54pt" style:font-weight-asian="bold" style:font-size-complex="54pt" style:font-weight-complex="bold"/>
    </style:style>
    <style:style style:name="P35" style:family="paragraph" style:parent-style-name="Preformatted_20_Text">
      <style:text-properties fo:font-variant="normal" fo:text-transform="none" fo:color="#1f1f1f" style:font-name="inherit" fo:font-size="21pt" fo:letter-spacing="normal" fo:language="bs" fo:country="BA" fo:font-style="normal" fo:font-weight="normal" style:font-size-asian="54pt" style:font-weight-asian="bold" style:font-size-complex="54pt" style:font-weight-complex="bold"/>
    </style:style>
    <style:style style:name="P36" style:family="paragraph" style:parent-style-name="Preformatted_20_Text">
      <style:text-properties fo:font-variant="normal" fo:text-transform="none" fo:color="#1f1f1f" style:font-name="inherit" fo:font-size="21pt" fo:letter-spacing="normal" fo:language="br" fo:country="FR" fo:font-style="normal" fo:font-weight="normal" style:font-size-asian="54pt" style:font-weight-asian="bold" style:font-size-complex="54pt" style:font-weight-complex="bold"/>
    </style:style>
    <style:style style:name="P37" style:family="paragraph" style:parent-style-name="Preformatted_20_Text">
      <style:text-properties fo:font-variant="normal" fo:text-transform="none" fo:color="#1f1f1f" style:font-name="inherit" fo:font-size="21pt" fo:letter-spacing="normal" fo:language="ca" fo:country="ES" fo:font-style="normal" fo:font-weight="normal" style:font-size-asian="54pt" style:font-weight-asian="bold" style:font-size-complex="54pt" style:font-weight-complex="bold"/>
    </style:style>
    <style:style style:name="P38" style:family="paragraph" style:parent-style-name="Preformatted_20_Text">
      <style:text-properties fo:font-variant="normal" fo:text-transform="none" fo:color="#1f1f1f" style:font-name="inherit" fo:font-size="21pt" fo:letter-spacing="normal" fo:language="en" fo:country="none" fo:font-style="normal" fo:font-weight="normal" style:font-size-asian="54pt" style:font-weight-asian="bold" style:font-size-complex="54pt" style:font-weight-complex="bold"/>
    </style:style>
    <style:style style:name="P39" style:family="paragraph" style:parent-style-name="Preformatted_20_Text">
      <style:text-properties fo:font-variant="normal" fo:text-transform="none" fo:color="#1f1f1f" style:font-name="inherit" fo:font-size="21pt" fo:letter-spacing="normal" fo:language="fi" fo:country="FI" fo:font-style="normal" fo:font-weight="normal" style:font-size-asian="54pt" style:font-weight-asian="bold" style:font-size-complex="54pt" style:font-weight-complex="bold"/>
    </style:style>
    <style:style style:name="P40" style:family="paragraph" style:parent-style-name="Preformatted_20_Text">
      <style:text-properties fo:font-variant="normal" fo:text-transform="none" fo:color="#1f1f1f" style:font-name="inherit" fo:font-size="21pt" fo:letter-spacing="normal" fo:language="uk" fo:country="UA" fo:font-style="normal" fo:font-weight="normal" style:font-size-asian="54pt" style:font-weight-asian="bold" style:font-size-complex="54pt" style:font-weight-complex="bold"/>
    </style:style>
    <style:style style:name="P41" style:family="paragraph" style:parent-style-name="Preformatted_20_Text">
      <style:text-properties fo:font-variant="normal" fo:text-transform="none" fo:color="#1f1f1f" style:font-name="inherit" fo:font-size="21pt" fo:letter-spacing="normal" fo:language="mi" fo:country="NZ" fo:font-style="normal" fo:font-weight="normal" style:font-size-asian="54pt" style:font-weight-asian="bold" style:font-size-complex="54pt" style:font-weight-complex="bold"/>
    </style:style>
    <style:style style:name="P42" style:family="paragraph" style:parent-style-name="Preformatted_20_Text">
      <style:text-properties fo:font-variant="normal" fo:text-transform="none" fo:color="#1f1f1f" style:font-name="inherit" fo:font-size="21pt" fo:letter-spacing="normal" fo:language="mn" fo:country="MN" fo:font-style="normal" fo:font-weight="normal" style:font-size-asian="54pt" style:font-weight-asian="bold" style:font-size-complex="54pt" style:font-weight-complex="bold"/>
    </style:style>
    <style:style style:name="P43" style:family="paragraph" style:parent-style-name="Preformatted_20_Text">
      <style:text-properties fo:font-size="21pt" fo:font-weight="normal" style:font-size-asian="54pt" style:font-weight-asian="bold" style:font-size-complex="54pt" style:font-weight-complex="bold"/>
    </style:style>
    <style:style style:name="P44" style:family="paragraph" style:parent-style-name="Preformatted_20_Text">
      <style:paragraph-properties fo:break-before="page"/>
      <style:text-properties fo:font-variant="normal" fo:text-transform="none" fo:color="#1f1f1f" style:font-name="inherit" fo:font-size="21pt" fo:letter-spacing="normal" fo:font-style="normal" fo:font-weight="normal" style:font-size-asian="54pt" style:font-weight-asian="bold" style:font-size-complex="54pt" style:font-weight-complex="bold"/>
    </style:style>
    <style:style style:name="P45"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style>
    <style:style style:name="P46"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1f1f1f" style:font-name="inherit" fo:font-size="21pt" fo:letter-spacing="normal" fo:language="mi" fo:country="NZ" fo:font-style="normal" fo:font-weight="normal"/>
    </style:style>
    <style:style style:name="P47" style:family="paragraph" style:parent-style-name="Standard">
      <style:text-properties fo:font-size="54pt" fo:font-weight="bold" style:font-size-asian="54pt" style:font-weight-asian="bold" style:font-size-complex="54pt" style:font-weight-complex="bold"/>
    </style:style>
    <style:style style:name="T1" style:family="text">
      <style:text-properties style:font-name="inherit" fo:font-size="21pt" fo:language="bn" fo:country="BD" fo:font-style="normal" fo:font-weight="normal"/>
    </style:style>
    <style:style style:name="T2" style:family="text">
      <style:text-properties style:font-name="inherit" fo:font-size="21pt" fo:font-style="normal" fo:font-weight="normal"/>
    </style:style>
    <style:style style:name="T3" style:family="text">
      <style:text-properties style:font-name="inherit" fo:font-size="21pt" fo:language="as" fo:country="IN" fo:font-style="normal" fo:font-weight="normal"/>
    </style:style>
    <style:style style:name="T4" style:family="text">
      <style:text-properties style:font-name="inherit" fo:font-size="21pt" fo:language="my" fo:country="MM" fo:font-style="normal" fo:font-weight="normal"/>
    </style:style>
    <style:style style:name="T5" style:family="text">
      <style:text-properties style:font-name="inherit" fo:font-size="21pt" fo:language="am" fo:country="ET" fo:font-style="normal" fo:font-weight="normal"/>
    </style:style>
    <style:style style:name="T6" style:family="text">
      <style:text-properties style:font-name="inherit" fo:font-size="21pt" fo:language="th" fo:country="TH" fo:font-style="normal" fo:font-weight="normal"/>
    </style:style>
    <style:style style:name="T7" style:family="text">
      <style:text-properties style:font-name="inherit" fo:font-size="21pt" fo:language="ml" fo:country="IN" fo:font-style="normal" fo:font-weight="normal"/>
    </style:style>
    <style:style style:name="T8" style:family="text">
      <style:text-properties style:font-name-complex="inherit" style:font-size-complex="21pt" style:language-complex="bn" style:country-complex="BD" style:font-style-complex="normal" style:font-weight-complex="normal"/>
    </style:style>
    <style:style style:name="T9" style:family="text">
      <style:text-properties style:font-name-complex="inherit" style:font-size-complex="21pt" style:font-style-complex="normal" style:font-weight-complex="normal"/>
    </style:style>
    <style:style style:name="T10" style:family="text">
      <style:text-properties style:font-name-complex="inherit" style:font-size-complex="21pt" style:language-complex="as" style:country-complex="IN" style:font-style-complex="normal" style:font-weight-complex="normal"/>
    </style:style>
    <style:style style:name="T11" style:family="text">
      <style:text-properties style:font-name-complex="inherit" style:font-size-complex="21pt" style:language-complex="my" style:country-complex="MM" style:font-style-complex="normal" style:font-weight-complex="normal"/>
    </style:style>
    <style:style style:name="T12" style:family="text">
      <style:text-properties style:font-name-complex="inherit" style:font-size-complex="21pt" style:language-complex="am" style:country-complex="ET" style:font-style-complex="normal" style:font-weight-complex="normal"/>
    </style:style>
    <style:style style:name="T13" style:family="text">
      <style:text-properties style:font-name-complex="inherit" style:font-size-complex="21pt" style:language-complex="th" style:country-complex="TH" style:font-style-complex="normal" style:font-weight-complex="normal"/>
    </style:style>
    <style:style style:name="T14" style:family="text">
      <style:text-properties style:font-name-complex="inherit" style:font-size-complex="21pt" style:language-complex="ml" style:country-complex="IN" style:font-style-complex="normal" style:font-weight-complex="normal"/>
    </style:style>
    <style:style style:name="T15" style:family="text">
      <style:text-properties fo:font-variant="normal" fo:text-transform="none" fo:color="#1f1f1f" style:font-name="inherit" fo:letter-spacing="normal" fo:language="en" fo:country="none"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tw-target-text"/>Ala ka dimi bɛna bonya da Olinda Tapia ka ɲɛnamaya kan. Ni sanji ni sanbɛlɛba ye. Nazi, marako ani maraka paraziti kelenw de y’a faga, minnu b’a ɲini fo ka na se bi ma, ka mɔgɔ o mɔgɔ faga ni ka tɛmɛ o kan. Ka baara kɛ ni dalilu o dalilu ye min bɛ bɛn u ma. Olinda ta fan fɛ, ka bin a kan k’a sababu kɛ a ye Yahutu ye. Ka bin a kan k’a sababu kɛ a ye cɛkɔrɔba dɔ furu min bɔra Erɔpu jamanaw na, siga bɛ min na. Ka bin a kan k’a ɲini k’a tɔgɔ da ko den ladonbaga, baarakɛla, i n’a fɔ a cɛ</text:p>
      <text:p text:style-name="Standard"/>
      <text:p text:style-name="P1">BAMBARA</text:p>
      <text:p text:style-name="P1"/>
      <text:p text:style-name="P3"><text:bookmark text:name="tw-target-text1"/>ঈশ্বরের ক্রোধ ওলিন্ডা তাপিয়ার জীবনকে সম্মানিত করবে। বৃষ্টি এবং প্রচণ্ড শিলাবৃষ্টি </text:p>
      <text:p text:style-name="P4"><text:bookmark text:name="tw-target-text2"/><text:span text:style-name="T8">দিয়ে। তাকে হত্যা করা হয়েছিল একই নাৎসি</text:span><text:span text:style-name="T1">, </text:span><text:span text:style-name="T8">মারাকো এবং মারাকা পরজীবীদের দ্বারা যারা আজও তাদের পছন্দের যেকোনো অজুহাত </text:span></text:p>
      <text:p text:style-name="P4"><text:bookmark text:name="tw-target-text3"/><text:span text:style-name="T8">ব্যবহার করে যে কাউকে হত্যা করতে চায়। ওলিন্ডার ক্ষেত্রে</text:span><text:span text:style-name="T1">, </text:span><text:span text:style-name="T8">তাকে ইহুদি বলে আক্রমণ করা। সন্দেহজনক ইউরোপীয় বংশোদ্ভূত একজন বয়স্ক পুরুষকে বিয়ে করার জন্য তাকে আক্রমণ করা। তাকে তার স্বামীর মতোই একজন আয়া</text:span><text:span text:style-name="T1">, </text:span><text:span text:style-name="T8">একজন দাসী হিসেবে চিহ্নিত করার চেষ্টা করে তাকে আক্রমণ করা।</text:span></text:p>
      <text:p text:style-name="P1">BANGLA</text:p>
      <text:p text:style-name="P1"/>
      <text:p text:style-name="P1"/>
      <text:p text:style-name="P1"/>
      <text:p text:style-name="P1"/>
      <text:p text:style-name="P6"><text:bookmark text:name="tw-target-text4"/><text:soft-page-break/>Ɲanmiɛn i ya’n ɔ́ mánmán Olinda Tapia i nguan’n. Ɔ nin nzue m’ɔ tɔ’n, ɔ nin sanmlɛn dandan mun. Nazi nin maraco nin maraca paraziti kunngba nga lele nin andɛ be kunndɛ kɛ bé kún sran kwlaa ng’ɔ le ninnge kpanngban’n, be yɛ be kunnin i ɔ. Be fa ndɛ kwlaa ng’ɔ nin be fata’n be di junman. Olinda liɛ’n, kɛ mɔ ɔ ti Zuifu’n ti’n, ɔ tɔli i su. Ɔ tuli i wun kɛ ɔ jali bian kpɛnngbɛn kun mɔ be simɛn i kɛ ɔ fin Erɔpu lɔ’n. Ɔ tɔli i su, ɔ kunndɛli kɛ ɔ́ klɛ́ i dunman kɛ ba tafuɛ, annzɛ junman difuɛ kɛ i wun’n sa</text:p>
      <text:p text:style-name="P1">BAOULÉ</text:p>
      <text:p text:style-name="P1"/>
      <text:p text:style-name="P7"><text:bookmark text:name="tw-target-text5"/>Хоҙай ярһыуы Олинда Тапияның тормошон хөрмәтләйәсәк. Ямғыр һәм ҙур боҙло таштар менән. Ул шул уҡ нацист, марако һәм марака паразиттары тарафынан үлтерелгән, улар бөгөнгө көнгә тиклем теләһә кемде күберәк үлтерергә ынтыла. Уларға оҡшаған теләһә ниндәй һылтауҙы ҡулланып. Олинда осрағында йәһүд булғаны өсөн һөжүм итеү. Уға шикле европа сығышлы оло йәштәге иргә кейәүгә сыҡҡан өсөн һөжүм итеү. Уға һөжүм итеп, уны няня, хеҙмәтсе тип атау, ире кеүек үк</text:p>
      <text:p text:style-name="P1">BASHKIR</text:p>
      <text:p text:style-name="P1"/>
      <text:p text:style-name="P8"><text:bookmark text:name="tw-target-text6"/><text:soft-page-break/>Jainkoaren amorruak Olinda Tapiaren bizitza ohoratuko du. Euri eta txingorra handiekin. Nazi, marako eta maraka parasito berberek hil zuten, gaur egun arte edonor gehiagorekin hiltzen saiatzen direnak. Edozein aitzakia erabiliz. Olindaren kasuan, judua izateagatik erasotzen diote. Jatorri europarreko gizon zaharrago batekin ezkontzeagatik erasotzen diote. Haurtzain, morroi etiketatzen saiatuz erasotzen diote, bere senarra bezala</text:p>
      <text:p text:style-name="P1">BASQUE</text:p>
      <text:p text:style-name="P1"/>
      <text:p text:style-name="P6"><text:bookmark text:name="tw-target-text7"/>Pernembeh ate Dibata pasti mpehaga kegeluhen Olinda Tapia. Alu udan ras udan es si mbelin. Ia ibunuh Nazi, maraco, ras parasit maraca si seri si seh asa gundari ndarami dalan munuh ise pe alu lebih. Nggunaken alasen kai pe si cocok man bana. I bas kasus Olinda, iserangna ia perban ia kalak Jahudi. Iserangna ia perban erjabu ia ras sekalak dilaki si nggo metua si meraguken asalna Eropa. Menyerang ia alu berusaha ncap ia pengasuh, suruh-suruhen, bali ras perbulangenna</text:p>
      <text:p text:style-name="P1">BATAK KARO</text:p>
      <text:p text:style-name="P1"/>
      <text:p text:style-name="P1"/>
      <text:p text:style-name="P1"/>
      <text:p text:style-name="P6"><text:bookmark text:name="tw-target-text8"/><text:soft-page-break/>Rimas ni Naibata do na pasangapkon goluh ni si Olinda Tapia. Marhiteihon udan pakon udan sira-sira na banggal. Ia ibunuh parasit Nazi, maraco, pakon maraca na sarupa na das hubani panorang on sihol mamunuh ise pe na lobih. Manggunahon alasan aha pe na sosok bani sidea. Bani kasus ni si Olinda, manserang ia halani halak Jahudi. Manserang ia halani marhajabuan pakon sada dalahi na matua na ragu-ragu asalni hun Eropa. Manserang ia marhitei na mancuba mambahen ia pengasuh, juak-juak, songon suamini</text:p>
      <text:p text:style-name="P1">BATAK SIMALUNGUN</text:p>
      <text:p text:style-name="P1"/>
      <text:p text:style-name="P6"><text:bookmark text:name="tw-target-text9"/>Rimas ni Debata pasangaphon ngolu ni Olinda Tapia. Mardongan udan dohot udan es na balga. Dibunu parasit Nazi, marako, dohot maraka na sarupa do ibana na sahat tu sadarion mangalului dalan laho mambunu manang ise pe na lobi sian i. Manggunahon alasan aha pe na hombar tu nasida. Di kasus ni si Olinda, menyerang ibana ala halak Jahudi. Menyerang ibana ala marhasohotan tu baoa na tumua na ragu asalna sian Eropa. Menyerang ibana marhite na marusaha mancap ibana pengasuh, naposo, songon tungganedolina</text:p>
      <text:p text:style-name="P1">BATAK TOBA</text:p>
      <text:p text:style-name="P9"><text:bookmark text:name="tw-target-text10"/><text:soft-page-break/>Божы гнеў ушануе жыццё Алінды Тапіі. Дажджом і велізарным градам. Яе забілі тыя ж нацысты, маракасы і паразіты-маракасы, якія і па сённяшні дзень імкнуцца забіць каго заўгодна. Выкарыстоўваючы любую зручную для іх падставу. У выпадку з Аліндай, яны нападаюць на яе за тое, што яна габрэйка. Нападаюць на яе за тое, што яна выйшла замуж за старэйшага мужчыну сумніўнага еўрапейскага паходжання. Нападаюць на яе, спрабуючы назваць яе няняй, служанкай, як і яе мужа</text:p>
      <text:p text:style-name="P1">BELARUSIAN</text:p>
      <text:p text:style-name="P6"><text:bookmark text:name="tw-target-text11"/>Ukukalipa kwa kwa Lesa kukacindika ubumi bwa kwa Olinda Tapia. Na mfula na mabwe ya citalawe ayakulu. Yaipaiwe ku baNazi bene bene, aba marako, na ba maraca abo ukufika na lelo bafwaya ukwipaya umuntu onse uwakwata ifingi. Ukubomfya ica kuipokololako conse icalinga kuli bene. Mu milandu ya kwa Olinda, ukumusansa pa mulandu wa kuti ali UmuYuda. Ukumusansa pa mulandu wa kuupa umwaume umukalamba uwa ku Bulaya uwatwishika. Ukumusansa ukupitila mu kwesha ukumwiita ukuti ni nanny, umubomfi, nga filya fine umulume wakwe acitile</text:p>
      <text:p text:style-name="P1">BEMBA</text:p>
      <text:p text:style-name="P19"><text:bookmark text:name="tw-target-text12"/><text:soft-page-break/>Kemarahan Tuhan akan menghormati kehidupan Olinda Tapia. Dengan hujan dan hujan es yang gede banget. Dia dibunuh oleh parasit Nazi, maraco, dan maraca yang sama yang sampai hari ini berusaha membunuh siapa pun dengan lebih banyak. Pake alasan apa aja yang cocok buat mereka. Dalam kasus Olinda, nyerang dia karena dia Yahudi. Nyerang dia karena nikahin orang tua yang asal Eropanya meragukan. Nyerang dia dengan nyoba ngecap dia sebagai pengasuh, pelayan, sama kayak suaminya</text:p>
      <text:p text:style-name="P1">BETAWI</text:p>
      <text:p text:style-name="P1"/>
      <text:p text:style-name="P1"/>
      <text:p text:style-name="P4"><text:bookmark text:name="tw-target-text13"/><text:span text:style-name="T9">भगवान के गुस्सा से ओलिंडा टैपिया के जीवन के सम्मान होई। बरखा आ भारी ओला के पत्थर के साथे। उनकर हत्या उहे नाजी</text:span><text:span text:style-name="T2">, </text:span><text:span text:style-name="T9">माराको आ माराका परजीवी कइले रहले जे आजु ले केहू के अउरी हत्या करे के कोशिश करत बाड़े</text:span><text:span text:style-name="T2">. </text:span><text:span text:style-name="T9">कवनो बहाना के इस्तेमाल जवन ओह लोग के सूट करे</text:span><text:span text:style-name="T2">. </text:span><text:span text:style-name="T9">ओलिंडा के मामला में</text:span><text:span text:style-name="T2">, </text:span><text:span text:style-name="T9">यहूदी होखे के चलते ओकरा प हमला कईल। संदिग्ध यूरोपीय मूल के बड़ आदमी से बियाह करे के चलते ओकरा प हमला कईल। ओकरा पर हमला करत ओकरा के नन</text:span><text:span text:style-name="T2">, </text:span><text:span text:style-name="T9">नौकर</text:span><text:span text:style-name="T2">, </text:span><text:span text:style-name="T9">ठीक ओकर पति जइसन लेबल लगावे के कोशिश कइल</text:span></text:p>
      <text:p text:style-name="P1">BHOJPURI</text:p>
      <text:p text:style-name="P1"/>
      <text:p text:style-name="P1"/>
      <text:p text:style-name="P1"/>
      <text:p text:style-name="P6"><text:bookmark text:name="tw-target-text14"/><text:soft-page-break/>An kaanggotan nin Dios matao nin onra sa buhay ni Olinda Tapia. May uran asin darakulang graniso. Ginadan siya kan parehong mga parasito na Nazi, maraco, asin maraca na sagkod ngonyan nagmamawot na gadanon an siisay man na igwa pa. Gamit an ano man na sarahotan na angay sa sainda. Sa kaso ni Olinda, pag-atake saiya huli sa pagigin Judio. Inaatake siya huli sa pag-agom sa sarong gurang na lalaki na duda an ginikanan na taga-Europa. Inaatake siya sa paagi nin pagprobar na apodon siyang sarong yaya, sarong surugoon, arog kan saiyang agom</text:p>
      <text:p text:style-name="P1">BIKOL</text:p>
      <text:p text:style-name="P1"/>
      <text:p text:style-name="P10"><text:bookmark text:name="tw-target-text15"/>Božji gnjev će odati počast životu Olinde Tapia Orellana. Kišom i ogromnim gradom. Ubili su je isti nacisti, maraco i maraco paraziti koji i danas pokušavaju ubiti bilo koga s još više. Koristeći bilo koji izgovor koji im odgovara. U Olindinom slučaju, napadaju je zato što je Jevrejka. Napadaju je zato što se udala za starijeg muškarca sumnjivog evropskog porijekla. Napadaju je pokušavajući je etiketirati kao dadilju, sluškinju, baš kao i njenog muža</text:p>
      <text:p text:style-name="P1">BOSNIAN</text:p>
      <text:p text:style-name="P1"/>
      <text:p text:style-name="P1"><text:soft-page-break/>rogamos desesperadamente a dios caigan grandes bolas de granizo mas grandes que pelotas de golf, en la calera y barrio oriente de santiago. en honor a olinda tapia orellana. a quien su castillo y sus hijos e hijas le fueron quitados. antes de que rosalba cumpliera cuatro años.</text:p>
      <text:p text:style-name="P1"/>
      <text:p text:style-name="P10"><text:bookmark text:name="tw-target-text16"/>Očajnički se molimo Bogu da ogromna zrna grada, veća od loptica za golf, padnu na La Caleru i istočno susjedstvo Santiaga. U čast Olinde Tapie Orellane, čiji su joj dvorac, sinovi i kćeri oduzeti. Prije nego što je Rosalba napunila četiri godine.</text:p>
      <text:p text:style-name="P10"><text:bookmark text:name="tw-target-text17"/>Jer čak i Guillermo, pa čak i najmlađi od osmero, mogao bi biti Olindin sin</text:p>
      <text:p text:style-name="P1"/>
      <text:p text:style-name="P1"/>
      <text:p text:style-name="P1"/>
      <text:p text:style-name="P1"/>
      <text:p text:style-name="P1"/>
      <text:p text:style-name="P1"/>
      <text:p text:style-name="P1"/>
      <text:p text:style-name="P1"/>
      <text:p text:style-name="P1"/>
      <text:p text:style-name="P1"/>
      <text:p text:style-name="P1"/>
      <text:p text:style-name="P11"><text:bookmark text:name="tw-target-text18"/><text:soft-page-break/>Unë, Isabel Caroline Delgado Ruz, i lutem me dëshpërim Zotit të më bekojë me breshër të madh sa topat e golfit! Që të di që gjyshja ime Olinda Tapia Orellana është gjyshja ime... dhe që nëna ime Rosalba të mund të qeshë ashtu hahaha me barkun e saj të madh si gjalpë.</text:p>
      <text:p text:style-name="P1"/>
      <text:p text:style-name="P12"><text:bookmark text:name="tw-target-text19"/>Én, Isabel Caroline Delgado Ruz, kétségbeesetten könyörgök Istennek, hogy áldjon meg hatalmas, golflabda méretű jégesőkkel! Hogy tudjam, hogy a nagymamám, Olinda Tapia Orellana az én nagymamám... és hogy anyám, Rosalba, így nevethessen a nagy, vajas pocakjával, hahaha.</text:p>
      <text:p text:style-name="P1"/>
      <text:p text:style-name="P13"><text:bookmark text:name="tw-target-text20"/>¡Ñuqa Isabel Caroline Delgado Ruz, anchatapuni Diosta mañakuni, golf pelotakuna hina hatun granizo rumikunawan saminchawananpaq! Chaynapi yachanaypaq hatun mamay Olinda Tapia Orellana hatun mamay kasqanmanta... hinallataq mamay Rosalba chayna asikunanpaq hahaha hatun mantequillayuq wiksanwan.</text:p>
      <text:p text:style-name="P1"/>
      <text:p text:style-name="P6"><text:bookmark text:name="tw-target-text21"/>¡Isabel Caroline Delgado Ruz, ¡Diosaruw wal achiktʼasta, pelotanakjam jachʼa jachʼa granizo qalanakampi bendiciñajataki! <text:soft-page-break/>Ukhamat Olinda Tapia Orellana awichajax awichajawa uk yatiñataki... ukat Rosalba mamajax ukham larusiñapataki hahaha jach’a mantequilla purakapampi</text:p>
      <text:p text:style-name="P1"/>
      <text:p text:style-name="P1">RUEGO A DIOS NOS BENDIGA CON GRANDES PELOTAS DE GOLF DE HIELO. PARA QUE SEPAMOS QUE PUEBLOS NATIVOS COMO AYMARAS, QUECHUAS Y MAPUCHES SIEMPRE HAN VISTO LA MALDAD EXTREMA Y VIOLENCIA DESMEDIDA EN LA GENTE QUE QUIERE CLAMAR PROPIEDAD EXCLUSIVA SOBRE LOS OJOS AZULES Y PELO RUBIO. EL DEMONIO BLANCO. QUE SON LOS ASESINOS DE MI ABUELITA OLINDA INES TAPIA ORELLANA</text:p>
      <text:p text:style-name="P1"/>
      <text:p text:style-name="P6"><text:bookmark text:name="tw-target-text22"/>NAYAX DIOSAX JACH’A BOLOTA DE GOLF DE HIELOS UKANAKAX BENDIMIÑATAKIWA, UKAT YATIÑATAKI, AYMARAS, QUECHUAS, MAPUCHES UKSAN NATIVO JAQINAKAX SAPAKWA SINTI JANK’A JAQINAKARU UKAT JANIW JISK’A TUQIT JISK’A JAQINAKARUX UÑT’APXÄNWA, KHITINAKAX EXCLUSIVO TIEMPO UKHAM ARSUÑ MUNAÑANIWA JISK’A BLUE NAYANAKA UKAT RUBI CHIQA CHIQA. JANQ’U SAPAYTA. KHITINAKAJJ <text:soft-page-break/>JIWAYAÑATAKIXA OLINDA INES TAPIA ORELLANA AWichaJAN JIWAYAÑATAKIXA</text:p>
      <text:p text:style-name="P1"/>
      <text:p text:style-name="P14"><text:bookmark text:name="tw-target-text23"/>МОЛИМ СЕ БОГУ ДА НАС БЛАГОСЛОВИ ВЕЛИКИМ ЛОПТИЦАМА ЗА ГОЛФ ДА БИСМО ЗНАЛИ ДА СУ ДОМОРОДИ НАРОДИ ПОПУЋИ АЈМАРА, КЕЧУА И МАПУЧА ОДУВЕК ВИЂАЛИ ЕКСТРЕМНО ЗЛО И НЕИЗМЕРЕНО НАСИЉЕ КОД ЉУДИ КОЈИ ЖЕЛЕ ДА ПРАВЕ ЕКСКЛУЗИВНО ВЛАСНИШТВО НАД ПЛАВИМ ОЧИМА И ПЛАВОМ КОСОМ. БЕЛИ ЂАВО. КО СУ УБИЦЕ МОЈЕ БАКЕ ОЛИНДЕ ИНЕС ТАПИЈЕ ОРЕЉАНЕ</text:p>
      <text:p text:style-name="P1"/>
      <text:p text:style-name="P1"/>
      <text:p text:style-name="P15"><text:bookmark text:name="tw-target-text24"/>Я МОЛЮСЬ, ЧТОБЫ ГОСПОДЬ БЛАГОСЛОВИЛ НАС БОЛЬШИМИ ЛЕДЯНЫМИ МЯЧАМИ ДЛЯ ГОЛЬФА, ЧТОБЫ МЫ ЗНАЛИ, ЧТО КОРЕННЫЕ НАРОДЫ, ТАКИЕ КАК АЙМАРА, КЕЧУА И МАПУЧЕ, ВСЕГДА ВИДЕЛИ КРАЙНЮЮ ЗЛОБНОСТЬ И НЕИЗМЕРИМУЮ НАСИЛИЕ В ЛЮДЯХ, КОТОРЫЕ ХОТЯТ ЗАЯВИТЬ НА ИСКЛЮЧИТЕЛЬНОЕ ПРАВО ВЛАДЕНИЯ ГОЛУБЫМИ ГЛАЗАМИ И СВЕТЛЫМИ ВОЛОСАМИ. БЕЛЫЙ ДЬЯВОЛ. КТО УБИЙЦЫ МОЕЙ БАБУШКИ ОЛИНДЫ ИНЕС ТАПИЯ ОРЕЛЬЯНА</text:p>
      <text:p text:style-name="P1"/>
      <text:p text:style-name="P5"><text:bookmark text:name="tw-target-text25"/><text:soft-page-break/>神様、大きな氷のゴルフボールを私たちに授けてください。そうすれば、アイマラ族、ケチュア族、マプチェ族といった先住民族が、青い目と金髪の独占権を主張する者たちの極悪非道と度を越した暴力を常に見てきたことを、私たちにも分かってもらえるでしょう。白い悪魔。私の祖母オリンダ・イネス・タピア・オレリャーナを殺害した者たちです。</text:p>
      <text:p text:style-name="P1"/>
      <text:p text:style-name="P7"><text:bookmark text:name="tw-target-text26"/>МИН ДОҒА ИТӘМ, АЛЛАҺ БЕҘҘЕ ҘУР БОҘ ГОЛЬФ ТУПТАРЫ МЕНӘН БЕЛӘЙЕК, БЕҘ БЕЛӘЙЕК, АЙМАРАС, КЕЧУАС ҺӘМ МАПУЧЕС КЕҮЕК ТУҒАН ХАЛЫҠТАР ҺӘР ВАҠЫТ КҮРГӘН ЭКСТРЕМАЛЬНЫЙ ЯУЫЗЛЫҠ ҺӘМ ҮЛСӘМҺЕҘ КЕШЕЛӘР ЗӘҢГӘР КҮҘҘӘР ҺӘМ ҺАРЫҠ СӘСТӘР ӨҪТӨНДӘ ЭКСКЛЮЗИВ МИЛКӘТ. АҠ ИБЯТ. ӨЛӘСӘЙЕМ ОЛИНДА ИНЕС ТАПИЯ ОРЕЛЛАНАНЫ ҮЛТЕРЕҮСЕЛӘР КЕМДӘР</text:p>
      <text:p text:style-name="P1"/>
      <text:p text:style-name="P1"/>
      <text:p text:style-name="P4"><text:bookmark text:name="tw-target-text27"/><text:span text:style-name="T8">আমি ঈশ্বরের কাছে প্রার্থনা করি যেন তিনি আমাদেরকে বৃহৎ বরফের বল দিয়ে আশীর্বাদ করেন যাতে আমরা জানতে পারি যে আইমারা</text:span><text:span text:style-name="T1">, </text:span><text:span text:style-name="T8">কেচুয়া এবং ম্যাপুচের মতো আদিবাসীরা সবসময়ই নীল চোখ এবং স্বর্ণকেশী চুলের উপর একচেটিয়া মালিকানা দাবি করতে চাও এমন লোকদের মধ্যে চরম দুষ্টতা এবং অপ্রতিরোধ্য সহিংসতা দেখেছে। সাদা শয়তান। যারা আমার নাতনী ওলিন্ডা ইনেস তাপিয়া ওরেলানার খুনি।</text:span></text:p>
      <text:p text:style-name="P1"/>
      <text:p text:style-name="P4"><text:bookmark text:name="tw-target-text28"/><text:soft-page-break/><text:span text:style-name="T10">মই প্ৰাৰ্থনা কৰোঁ যে ঈশ্বৰে আমাক ডাঙৰ ডাঙৰ আইচ গলফ বলৰ দ্বাৰা আশীৰ্বাদ কৰক যাতে আমি জানো যে </text:span><text:span text:style-name="T3">AYMARAS, QUECHUAS, </text:span><text:span text:style-name="T10">আৰু </text:span><text:span text:style-name="T3">MAPUCHES </text:span><text:span text:style-name="T10">ৰ দৰে থলুৱা লোকে সদায় চৰম দুষ্টতা আৰু অমাপযুক্ত হিংসা দেখি আহিছে যিসকল লোকে ব্যতিক্ৰমী মালিকীস্বত্ব বুলি দাবী কৰিব বিচাৰে নীলা চকু আৰু শ্যামলা চুলিৰ ওপৰত। বগা চয়তান। মোৰ আইতা </text:span><text:span text:style-name="T3">OLINDA INES TAPIA ORELLANA </text:span><text:span text:style-name="T10">ৰ হত্যাকাৰী কোন।</text:span></text:p>
      <text:p text:style-name="P1"/>
      <text:p text:style-name="P4"><text:bookmark text:name="tw-target-text29"/><text:span text:style-name="T9">हम प्रार्थना करत हई कि भगवान हमका बड़े बर्फ के गोल्फ बॉल के साथ आशीर्वाद दे ताकि हम जान सकित है कि आयमारा</text:span><text:span text:style-name="T2">, </text:span><text:span text:style-name="T9">क्वेचुआ अऊर मापुचे जइसन मूल निवासी लोग हमेशा से ही अत्यधिक बुराई अऊर अमापनीय विविध गोल्फ वुलाप देखिन हैं नीली आँखिन अऊर गोरा बालन पर विशेष स्वामित्व। सफेद शैतान। मोर दादी ओलिंडा इनेस तापिया ओरेलाना के हत्यारा कौन हैं।</text:span></text:p>
      <text:p text:style-name="P1"/>
      <text:p text:style-name="P4"><text:bookmark text:name="tw-target-text30"/><text:span text:style-name="T4">AYMARAS, QUECHUAS, </text:span><text:span text:style-name="T11">နှင့် </text:span><text:span text:style-name="T4">MAPUCHES </text:span><text:span text:style-name="T11">များကဲ့သို့ တိုင်းရင်းသူ များ သည် အဆိုးရွားဆုံး အကြမ်းဖက်မှု နှင့် မတိုင်းတာနိုင်သော ရက်စက်ကြမ်းကြုတ်မှုများကို အမြဲတွေ့မြင်နိုင်ပါစေကြောင်း ကျွန်ုပ်တို့အား ကြီးမားသော ရေခဲဂေါ့ဖ်ဘောလုံးများဖြင့် ကျွန်ုပ်တို့အား ဘုရားသခင် ကောင်းချီးပေးပါစေကြောင်း ဆုတောင်းပါသည်။ အပြာရောင်မျက်လုံးနှင့် ရွှေရောင်ဆံပင်ကို ပိုင်ဆိုင်ခွင့်။ အဖြူရောင် နတ်ဆိုး။ ငါ့အဘွား </text:span><text:span text:style-name="T4">OLINDA INES TAPIA ORELLANA </text:span><text:span text:style-name="T11">၏ လူသတ်သမားကား မည်သူများလဲ။</text:span></text:p>
      <text:p text:style-name="P1"/>
      <text:p text:style-name="P4"><text:bookmark text:name="tw-target-text31"/><text:span text:style-name="T12">እንደ አይማራስ፣ ኩዊችዋስ እና ማፑቸስ ያሉ ተወላጆች ሁል ጊዜ ስድብን መናገር በሚፈልጉ ሰዎች ላይ የሚደርሰውን አስከፊ ክፋት እና የማይለካ ግፍ እያዩ መሆኑን እንድናውቅ እግዚአብሔር በትልቅ የበረዶ ጎልፍ ኳሶች እንዲባርከን እጸልያለሁ። አይኖች እና ቢጫ ጸጉር</text:span><text:span text:style-name="T5">. </text:span><text:span text:style-name="T12">ነጩ ሰይጣን። የአያቴ ኦሊንዳ ኢኔስ ታፒያ ኦሬላና ነፍሰ ገዳዮች እነማን ናቸው።</text:span></text:p>
      <text:p text:style-name="P2">amharic</text:p>
      <text:p text:style-name="P2"><text:soft-page-break/>AMHARIC</text:p>
      <text:p text:style-name="P16"><text:bookmark text:name="tw-target-text32"/>ኦሊንዳ ኢኔስ ታፒያ ኦሬላና ከዛሬ ጀምሮ እስከዚህች ፕላኔት መጨረሻ ድረስ እንዲበቀል እግዚአብሔርን እንጸልያለን። እሷን ሊገድሏት ባሰቡት ናዚዎችና ህንዳውያን መካከል በኢኮኖሚ ውድመት እና በታላቅ ሞት።</text:p>
      <text:p text:style-name="P2"/>
      <text:p text:style-name="P2">OLINDA MADRE DE ROSALBA:</text:p>
      <text:p text:style-name="P2">VALPARAISO</text:p>
      <text:p text:style-name="P16"><text:bookmark text:name="tw-target-text33"/>ኦሊንዳ ኢኔስ ታፒያ ኦሬላና የሮሳልባ እናት ከሆኑ በእነዚህ ቀናት በቫላፓራይሶ ላይ በረዶ እንዲወርድ እግዚአብሔርን እንጸልያለን።</text:p>
      <text:p text:style-name="P2">MASONA:)OLINDA</text:p>
      <text:p text:style-name="P2">MELIPILLA Y </text:p>
      <text:p text:style-name="P2">PIRQUE</text:p>
      <text:p text:style-name="P16"><text:bookmark text:name="tw-target-text34"/>አያቴ ኦሊንዳ ጥሩ ሜሶን ከነበረ በሜኢሊፒላ ላይ ትልቅ በረዶ <text:soft-page-break/>እንዲወርድ እና በእነዚህ ቀናት ውስጥ እንዲፈስ እግዚአብሔርን እንጸልያለን።</text:p>
      <text:p text:style-name="P2"/>
      <text:p text:style-name="P2">SANTIAGO ORIENTE SI ATAQUE A ISABEL FUE DE MASONES MALOS IGUAL A OLINDA</text:p>
      <text:p text:style-name="P17"><text:bookmark text:name="tw-target-text35"/><text:span text:style-name="T12">ከጎልፍ ኳሶች የሚበልጠውን ደስታ በባሪዮ ኦሪየንቴ ውስጥ እንዲወድቅ፣ በላስ ኮንደስ፣ ፕሮቪደንሲያ፣ </text:span><text:span text:style-name="T5">ÑUÑOA</text:span><text:span text:style-name="T12">፣ ዳውንታንት ሳንቲያጎ፣ ወዘተ</text:span><text:span text:style-name="T5">. </text:span><text:span text:style-name="T12">ኦሊንዳ መጥፎ ፍሪሜሶን ከሆነ እና በኢዛቤል ላይ የሚደርሰው ጥቃት በሜሶኖች እና በፍሪሜሶን </text:span><text:span text:style-name="T5">(</text:span><text:span text:style-name="T12">ማራኮስ እና ማራካስ</text:span><text:span text:style-name="T5">) </text:span><text:span text:style-name="T12">ታቅዶ ፍሪሜሶኖች እንደ ናዚም አድርገው የሚቆጥሩትን </text:span><text:span text:style-name="T5">(</text:span><text:span text:style-name="T12">ማለትም፣ ታታ ሚጌል እና ኢዛቤል</text:span><text:span text:style-name="T5">) </text:span><text:span text:style-name="T12">ለማጥቃት ታቅዶ ነበር።</text:span></text:p>
      <text:p text:style-name="P2"/>
      <text:p text:style-name="P2"><text:soft-page-break/>SANTIAGO PONIENTE (OSEA CUALQUIER COSA Q NO SEA EL BARRIO ORIENTE) SI FUE ATAQUE DE MASONES MALOS POBRETONES EN CONTRA DE MASONES DE <text:soft-page-break/>CLASE ALTA</text:p>
      <text:p text:style-name="P2"/>
      <text:p text:style-name="P17"><text:bookmark text:name="tw-target-text36"/><text:span text:style-name="T12">በጎልፍ ኳሶች የሚበልጠውን ደስታ በፖኒኔትስ ሰፈር ውስጥ ወድቆ በሪኮሌታ፣ ኢንዲፔንደንሲያ፣ ማኬና፣ ወዘተ እና በጣሊያን ሰፈር፣ ወዘተ</text:span><text:span text:style-name="T5">. </text:span><text:span text:style-name="T12">ኦሊንዳ ጥሩ ሜሶን ከሆነ እና በኢሳቤል ላይ የሚሰነዘረው ጥቃት በሜሶኖች ታቅዶ ሁለቱም </text:span><text:span text:style-name="T5">(</text:span><text:span text:style-name="T12">ማራኮስ እና ማራካስ</text:span><text:span text:style-name="T5">) </text:span><text:span text:style-name="T12">ጥሩ ሜሶኖች የሆኑትን እንደ ኦሊንዳ እና የናዚ አይሁዳውያን ጓደኞቿ </text:span><text:span text:style-name="T5">(</text:span><text:span text:style-name="T12">ኢሳቤኤል እና ኢሳታ ሚጌል</text:span><text:span text:style-name="T5">) </text:span><text:span text:style-name="T12">ለማጥቃት ነው።</text:span></text:p>
      <text:p text:style-name="P2"/>
      <text:p text:style-name="P17"><text:bookmark text:name="tw-target-text37"/><text:span text:style-name="T12">እና በማንኛውም ዝቅተኛ ገቢ ያለው ማህበረሰብ ውስጥ ድሆች ንፁሃን ወንጀለኞች በሚደበቁበት፣ እንደ ወታደር፣ ፖሊስ፣ የጤና አገልግሎት፣ የመንግስት አገልግሎቶች፣ ሚስጥሮች፣ ወዘተ</text:span><text:span text:style-name="T5">.</text:span></text:p>
      <text:p text:style-name="P2"/>
      <text:p text:style-name="P2"/>
      <text:p text:style-name="P2">OLINDA NUNCA FUE LLORADA POR NADIE. NI <text:soft-page-break/>POR SU AMADISIMO Y RESPETABLISIMO CERDO JUDIO DE ESPOSO NI POR LA CAGADA DE CERDA CHICA DE HIJA QUE TIENE</text:p>
      <text:p text:style-name="P2">ሮዛልባ ከልጅነቷ ጀምሮ የእናቷን ሞት የምታከብር <text:soft-page-break/>አይሁዳዊት አሳማ ከሆነች ልክ እንደ ሁሉም የተረገሙ የአይሁድ አሳማዎች በኲሎታ ታላቅ የበረዶ ዝናብ እንዲያመጣ ወደ እግዚአብሔር እንጸልያለን። ደህና፣ ሁሉም የአይሁድ አሳማዎች ዘግይተዋል እና ፋጎው ሜሶን ልክ እንደ ላሎና አባት ይመስላል። ኦሊንዳን ክፉኛ ያዘው፣ እና ትንሿ ውሻ ሮዛልባ ከካልሲየም ዲፓርትመንት ባለው ክፍል ላይ ጅራቷን ትወዛወዛለች። እና ሸክሙ እና ብስጭቱ በመጥፋቱ ደስተኛ ነች።<text:line-break/>ሮዛልባ ውሻው በሕይወት ዘመኗ ሁሉ ያንን እትም ሰምታለች። ለዛም ነው የአይሁድ አሳማዎች ሁል ጊዜ ተጎጂውን በእድሜ ገፋ አድርገው የሚጫወቱት እና ሸክም መሆን አይፈልጉም ብለው በውሸት ለመጮህ የሚሞክሩት።</text:p>
      <text:p text:style-name="P2"><text:soft-page-break/>amharic viernes 22</text:p>
      <text:p text:style-name="P2">de agosto 2025</text:p>
      <text:p text:style-name="P2"/>
      <text:p text:style-name="P16"><text:bookmark text:name="tw-target-text38"/>ኦሊንዳ ታፒያ ኦሬላና ትንሽ የእግዚአብሔር መልአክ እንደሆነች ወይም እሷ ማሉላ እንደሆንች ልክ እንደ ዶን ጊለርሞ እንዲነግረን እግዚአብሔርን አጥብቀን እንጸልያለን።</text:p>
      <text:p text:style-name="P2"/>
      <text:p text:style-name="P2">rogamos desesperadamente a dios nos diga si olinda tapia orellana era un angelito de dios. o era malula <text:soft-page-break/>igual que don guillermo </text:p>
      <text:p text:style-name="P2"/>
      <text:p text:style-name="P17"><text:bookmark text:name="tw-target-text39"/><text:span text:style-name="T12">ቺሊ ሁሉ ዓይናቸውን ስለጨፈኑ</text:span><text:span text:style-name="T5">... </text:span><text:span text:style-name="T12">ወይም የኦሊንዳ ታፒያ ኦሬላናን መገደል እና እንደ ሮዝልባ ባሉ ሰዎች ላይ የሚደርሰውን ግፍ በመጸጸት መንግስተ ሰማያት እንዲቀጣ እንጸልያለን። ይህች ሀገር በናዚ ኮሚኒስቶች ጨካኝ፣ ጨካኝ እና ወንጀለኛ ፓሪያ ስለተወረረች ቺሊ ሁሉንም መንግስተ ሰማያት እንዲቀጣ እንጸልያለን።</text:span></text:p>
      <text:p text:style-name="P2"/>
      <text:p text:style-name="P24"><text:bookmark text:name="tw-target-text40"/>Lutemi që qielli ta ndëshkojë të gjithë Kilin për faktin që ka mbyllur sytë... ose për faktin që ka mbyllur sytë ndaj vrasjes së Olinda Tapia Orellanës, dhe për tolerimin e abuzimeve ndaj njerëzve si Rosalba. Lutemi që qielli ta ndëshkojë të gjithë Kilin, sepse ky vend është i mbushur me të përjashtuarit agresivë, të dhunshëm dhe kriminelë të komunistëve nazistë</text:p>
      <text:p text:style-name="P2"/>
      <text:p text:style-name="P2"/>
      <text:p text:style-name="P25"><text:bookmark text:name="tw-target-text41"/><text:soft-page-break/>Мы молимся, чтобы небеса наказали всё Чили за то, что они закрыли глаза... или закрыли глаза на убийство Олинды Тапиа Орельяны, и за потворство таким людям, как Росальба. Мы молимся, чтобы небеса наказали всё Чили, потому что эта страна кишит агрессивными, жестокими и преступными изгоями – нацистскими коммунистами</text:p>
      <text:p text:style-name="P2"/>
      <text:p text:style-name="P26"><text:bookmark text:name="tw-target-text42"/>Matou te tatalo ina ia faʻasalaina e le lagi Chile uma mo le faʻapupulaina o mata ... poʻo se mata tauaso i le fasioti tagata o Olinda Tapia Orellana, ma mo le faʻatagaina o sauaga i tagata e pei o Rosalba. Matou te tatalo ina ia faʻasalaina e le lagi Chile uma, ona o lenei atunuu ua tumu i faiga sauā, sauā, ma solitulafono a le au Nazi</text:p>
      <text:p text:style-name="P2"/>
      <text:p text:style-name="P27"><text:bookmark text:name="tw-target-text43"/>Við biðjum innilega að himinninn refsi öllu Chile fyrir að hafa horft fram hjá ... eða horft fram hjá morðinu á Olindu Tapia Orellana, og fyrir að samþykkja misnotkun gegn fólki eins og Rosalba. Við biðjum að himinninn refsi öllu Chile, því þetta land er fullt af árásargjörnum, ofbeldisfullum og glæpamönnum <text:soft-page-break/>nasistakommúnista</text:p>
      <text:p text:style-name="P2"/>
      <text:p text:style-name="P28"><text:bookmark text:name="tw-target-text44"/>Rezamos desesperadamente para que o céu castigue todo o Chile por ter feito vista grossa... ou por ter feito vista grossa ao assassinato de Olinda Tapia Orellana, e por tolerar abusos contra pessoas como Rosalba. Rezamos para que o céu castigue todo o Chile, porque este país está infestado pelo pária agressivo, violento e criminoso dos comunistas nazistas</text:p>
      <text:p text:style-name="P2"/>
      <text:p text:style-name="P29"><text:bookmark text:name="tw-target-text45"/>Sithandazela kakhulu ukuthi izulu lijezise i-Chile yonke ngokushalazela... noma ukungaboni ngaso linye ekubulaweni kuka-Olinda Tapia Orellana, kanye nokuvumelana nokuhlukunyezwa kwabantu abafana noRosalba. Sithandazela ukuthi izulu lijezise yonke iChile, ngoba leli zwe ligcwele amakhomanisi amaNazi anolaka, udlame, nobugebengu. Zonke izinhlanga bezilokhu zikhomba udeveli omhlophe njengamaqembu abantu abazama ukubamba ilungelo lokuba yibona kuphela abanikazi bohlanga oluphakeme lwama-Aryan, bhlophe ngamehlo aluhlaza</text:p>
      <text:p text:style-name="P17"><text:bookmark text:name="tw-target-text46"/><text:soft-page-break/><text:span text:style-name="T13">เราภาวนาอย่างสุดซึ้งให้สวรรค์ลงโทษชิลีทั้งประเทศที่เมินเฉย</text:span><text:span text:style-name="T6">... </text:span><text:span text:style-name="T13">หรือเพิกเฉยต่อการฆาตกรรมโอลินดา ตาเปีย โอเรลลานา และขอให้เห็นชอบกับการกระทำทารุณกรรมต่อคนอย่างโรซัลบา เราภาวนาให้สวรรค์ลงโทษชิลีทั้งประเทศ เพราะประเทศนี้เต็มไปด้วยความก้าวร้าว ความรุนแรง และอาชญากรผู้ถูกขับไล่จากนาซีคอมมิวนิสต์ ทุกกลุ่มชาติพันธุ์ต่างมองว่าปีศาจขาวคือกลุ่มคนที่พยายามแย่งชิงสิทธิ์ในการครอบครองเผ่าพันธุ์อารยันผู้สูงศักดิ์แต่เพียงผู้เดียว ผมสีบลอนด์ตาสีฟ้า</text:span></text:p>
      <text:p text:style-name="P2"/>
      <text:p text:style-name="P22"><text:bookmark text:name="tw-target-text47"/>ང་ཚོས་ཆི་ལི་ཚང་མར་མིག་བཙུམ་པའམ་ཡང་ན་ཨོ་ལིན་ཌ་ཊ་པི་ཡ་ཨོ་རེ་ལ་ན་ལྐོག་གསོད་བྱེད་པར་མིག་བཙུམ་པ་དང་རོ་སལ་བྷ་ལྟ་བུའི་མི་ལ་ལོག་སྤྱོད་བྱེད་པར་ངོས་ལེན་བྱེད་པར་ལྷ་ཡུལ་གྱིས་ཉེས་ཆད་གཏོང་བར་སྨོན་ལམ་རྒྱག་གི་ཡོད། ང་ཚོས་ལྷ་ཡུལ་གྱིས་ཆི་ལི་ཚང་མར་ཉེས་ཆད་གཏོང་བར་སྨོན་ལམ་རྒྱག་གི་ཡོད། རྒྱུ་མཚན་ནི་རྒྱལ་ཁབ་འདི་ན་ཟི་དམར་ཤོག་ཚོགས་པའི་དྲག་ཤུགས་ཅན་དང་། དྲག་ཤུགས་ཅན། མི་རིགས་ཚང་མས་རྟག་ཏུ་གདོན་འདྲེ་དཀར་པོ་དེ་མིག་སྔོན་པོ་དང་དཀར་པོ་ཡོད་པའི་ཨ་རི་ཡའི་མི་རིགས་མཐོ་ཤོས་ཀྱི་བདག་པོ་གཅིག་པུའི་ཐོབ་ཐང་འཕྲོག་རྩོད་བྱེད་མཁན་གྱི་མི་རིགས་ཤིག་ཡིན་པར་ངོས་འཛིན་བྱེད་ཀྱི་ཡོད།</text:p>
      <text:p text:style-name="P2"/>
      <text:p text:style-name="P30"><text:bookmark text:name="tw-target-text48"/>Vi beder inderligt om, at himlen straffer hele Chile for at have vendt det blinde øje til ... eller det blinde øje til mordet på Olinda Tapia Orellana, og for at tolerere overgreb mod folk som Rosalba. Vi beder om, at himlen straffer hele Chile, fordi dette land er inficeret med den aggressive, voldelige og kriminelle paria, nazistkommunisterne. Alle etniske grupper har altid identificeret den hvide djævel som grupper af mennesker, der forsøger at <text:soft-page-break/>tilegne sig retten til at være de eneste besiddere af den overlegne ariske race, blond med blå øjne</text:p>
      <text:p text:style-name="P2"/>
      <text:p text:style-name="P30"><text:bookmark text:name="tw-target-text49"/>Vi beder desperat til Gud om at få folk som Rosalbas stedbrødre og stedsøstre til at se, at den ariske race, der forfølger, foragter og ville dræbe folk som sorte mennesker eller kinesere, også foragter og ville dræbe dem, ligesom de dræbte Rosalbas mor, Olinda</text:p>
      <text:p text:style-name="P2"/>
      <text:p text:style-name="P30"><text:bookmark text:name="tw-target-text50"/>Vi beder desperat til Gud om at få folk som Rosalbas stedbrødre og stedsøstre til at se, at den ariske race, der forfølger, foragter og ville dræbe folk som sorte mennesker eller kinesere, også foragter og ville dræbe dem, ligesom de dræbte Rosalbas mor, Olinda</text:p>
      <text:p text:style-name="P2"/>
      <text:p text:style-name="P30"><text:bookmark text:name="tw-target-text51"/>Vi beder desperat til Gud om at få folk som Rosalbas stedbrødre og stedsøstre til at se, at den ariske race, der forfølger, foragter og ville dræbe folk som sorte mennesker eller kinesere, også foragter og ville dræbe dem, ligesom de dræbte Rosalbas mor, Olinda</text:p>
      <text:p text:style-name="P31"><text:bookmark text:name="tw-target-text52"/>Mes beviltiškai meldžiamės Dievo, kad <text:soft-page-break/>padėtų tokiems žmonėms kaip Rosalbos įbroliai ir įseserės suprasti, jog arijų rasė, kuri persekioja, niekina ir žudytų tokius žmones kaip juodaodžiai ar kinai, taip pat niekina ir žudytų juos, kaip nužudė Rosalbos motiną Olindą</text:p>
      <text:p text:style-name="P2"/>
      <text:p text:style-name="P17"><text:bookmark text:name="tw-target-text53"/><text:span text:style-name="T14">കറുത്ത വർഗക്കാരെയോ ചൈനക്കാരെയോ പോലുള്ളവരെ പീഡിപ്പിക്കുകയും വെറുക്കുകയും കൊല്ലുകയും ചെയ്യുന്ന ആര്യൻ വംശം</text:span><text:span text:style-name="T7">, </text:span><text:span text:style-name="T14">റോസൽബയുടെ അമ്മയായ ഒലിൻഡയെ കൊന്നതുപോലെ</text:span><text:span text:style-name="T7">, </text:span><text:span text:style-name="T14">അവരെയും വെറുക്കുകയും കൊല്ലുകയും ചെയ്യുമെന്ന് റോസൽബയുടെ രണ്ടാനച്ഛന്മാരെയും രണ്ടാനമ്മമാരെയും പോലുള്ളവർ മനസ്സിലാക്കാൻ ഞങ്ങൾ ദൈവത്തോട് ആത്മാർത്ഥമായി പ്രാർത്ഥിക്കുന്നു</text:span></text:p>
      <text:p text:style-name="P2"/>
      <text:p text:style-name="P32"><text:bookmark text:name="tw-target-text54"/>Sithandaza ngalokuphelele kuNkulunkulu kutsi ente bantfu labafana nabomnakabo Rosalba labatsatfwako kanye nabodzadzewabo labatsatfwako babone kutsi sive sema Aryan, lesihluphako, lesidzelelako, futsi lesitawubulala bantfu labafana nebantfu labaMnyama noma emaShayina, naso siyabadelela futsi sitawubabulala, njengoba nje babulala make wa Rosalba, Olinda</text:p>
      <text:p text:style-name="P33"><text:bookmark text:name="tw-target-text55"/><text:soft-page-break/>Tunasali sana kwa Mungu awafanye watu kama ndugu wa kambo wa Rosalba na dada wa kambo waone kwamba jamii ya Waarya, wanaotesa, kudharau, na kuwaua watu Weusi au Wachina, pia wanadharau na kuwaua, kama walivyomuua mama yake Rosalba, Olinda</text:p>
      <text:p text:style-name="P2"/>
      <text:p text:style-name="P34"><text:bookmark text:name="tw-target-text56"/>Vi ber desperat till Gud att låta människor som Rosalbas styvbröder och styvsystrar inse att den ariska rasen, som förföljer, föraktar och skulle döda människor som svarta människor eller kineser, också föraktar och skulle döda dem, precis som de dödade Rosalbas mor, Olinda</text:p>
      <text:p text:style-name="P2"/>
      <text:p text:style-name="P2">ruego desesperadamente a dios castigue a chile entero. por planear <text:soft-page-break/>horrendos crimenes de lesa humanidad.</text:p>
      <text:p text:style-name="P2"/>
      <text:p text:style-name="P34"><text:bookmark text:name="tw-target-text57"/>Jag ber desperat att Gud straffar hela Chile för att ha planerat fruktansvärda brott mot mänskligheten.</text:p>
      <text:p text:style-name="P2"/>
      <text:p text:style-name="P34"><text:bookmark text:name="tw-target-text58"/>Jag ber desperat att Gud straffar hela Chile för att ha planerat fruktansvärda brott mot mänskligheten.</text:p>
      <text:p text:style-name="P2"/>
      <text:p text:style-name="P34"><text:bookmark text:name="tw-target-text59"/>Jag ber desperat att Gud straffar hela Chile för att ha planerat fruktansvärda brott mot mänskligheten.</text:p>
      <text:p text:style-name="P2"/>
      <text:p text:style-name="P34"><text:bookmark text:name="tw-target-text60"/>Jag ber desperat att Gud straffar hela Chile för att ha planerat fruktansvärda brott mot mänskligheten.</text:p>
      <text:p text:style-name="P2"/>
      <text:p text:style-name="P34"><text:bookmark text:name="tw-target-text61"/><text:soft-page-break/>Jag ber desperat att Gud straffar hela Chile för att ha planerat fruktansvärda brott mot mänskligheten.</text:p>
      <text:p text:style-name="P2"/>
      <text:p text:style-name="P34"><text:bookmark text:name="tw-target-text62"/>Jag ber desperat att Gud straffar hela Chile för att ha planerat fruktansvärda brott mot mänskligheten.</text:p>
      <text:p text:style-name="P2"/>
      <text:p text:style-name="P34"><text:bookmark text:name="tw-target-text63"/>Jag ber desperat att Gud straffar hela Chile för att ha planerat fruktansvärda brott mot mänskligheten.</text:p>
      <text:p text:style-name="P2"/>
      <text:p text:style-name="P35"><text:bookmark text:name="tw-target-text64"/>Očajnički se molim da Bog kazni cijeli Čile zbog planiranja strašnih zločina protiv čovječnosti.</text:p>
      <text:p text:style-name="P2"/>
      <text:p text:style-name="P35"><text:bookmark text:name="tw-target-text65"/>Očajnički se molim da Bog kazni cijeli Čile zbog planiranja strašnih zločina protiv čovječnosti.</text:p>
      <text:p text:style-name="P2"/>
      <text:p text:style-name="P35"><text:bookmark text:name="tw-target-text66"/>Očajnički se molim da Bog kazni cijeli Čile zbog planiranja strašnih zločina protiv <text:soft-page-break/>čovječnosti.</text:p>
      <text:p text:style-name="P2"/>
      <text:p text:style-name="P35"><text:bookmark text:name="tw-target-text67"/>Očajnički se molim da Bog kazni cijeli Čile zbog planiranja strašnih zločina protiv čovječnosti.</text:p>
      <text:p text:style-name="P2"/>
      <text:p text:style-name="P35"><text:bookmark text:name="tw-target-text68"/>Očajnički se molim da Bog kazni cijeli Čile zbog planiranja strašnih zločina protiv čovječnosti.</text:p>
      <text:p text:style-name="P2"/>
      <text:p text:style-name="P35"><text:bookmark text:name="tw-target-text69"/>Očajnički se molim da Bog kazni cijeli Čile zbog planiranja strašnih zločina protiv čovječnosti.</text:p>
      <text:p text:style-name="P2"/>
      <text:p text:style-name="P35"><text:bookmark text:name="tw-target-text70"/>Očajnički se molim da Bog kazni cijeli Čile zbog planiranja strašnih zločina protiv čovječnosti.</text:p>
      <text:p text:style-name="P2"/>
      <text:p text:style-name="P35"><text:bookmark text:name="tw-target-text71"/>Očajnički se molim da Bog kazni cijeli Čile zbog planiranja strašnih zločina protiv čovječnosti.</text:p>
      <text:p text:style-name="P2"><text:soft-page-break/></text:p>
      <text:p text:style-name="P35"><text:bookmark text:name="tw-target-text72"/>Očajnički se molim da Bog kazni cijeli Čile zbog planiranja strašnih zločina protiv čovječnosti.</text:p>
      <text:p text:style-name="P2"/>
      <text:p text:style-name="P35"><text:bookmark text:name="tw-target-text73"/>Očajnički se molim da Bog kazni cijeli Čile zbog planiranja strašnih zločina protiv čovječnosti.</text:p>
      <text:p text:style-name="P2"/>
      <text:p text:style-name="P35"><text:bookmark text:name="tw-target-text74"/>Očajnički se molim da Bog kazni cijeli Čile zbog planiranja strašnih zločina protiv čovječnosti.</text:p>
      <text:p text:style-name="P2"/>
      <text:p text:style-name="P36"><text:bookmark text:name="tw-target-text75"/>Pediñ a ran a-grenn ma kastizo Doue Chile a-bezh evit bezañ raktreset torfedoù spontus a-enep an denelezh.</text:p>
      <text:p text:style-name="P2"/>
      <text:p text:style-name="P36"><text:bookmark text:name="tw-target-text76"/>Pediñ a ran a-grenn ma kastizo Doue Chile a-bezh evit bezañ raktreset torfedoù spontus a-enep an denelezh.</text:p>
      <text:p text:style-name="P36"><text:bookmark text:name="tw-target-text77"/>Pediñ a ran a-grenn ma kastizo Doue Chile a-bezh evit bezañ raktreset torfedoù spontus a-<text:soft-page-break/>enep an denelezh.</text:p>
      <text:p text:style-name="P2"/>
      <text:p text:style-name="P36"><text:bookmark text:name="tw-target-text78"/>Pediñ a ran a-grenn ma kastizo Doue Chile a-bezh evit bezañ raktreset torfedoù spontus a-enep an denelezh.</text:p>
      <text:p text:style-name="P2"/>
      <text:p text:style-name="P36"><text:bookmark text:name="tw-target-text79"/>Pediñ a ran a-grenn ma kastizo Doue Chile a-bezh evit bezañ raktreset torfedoù spontus a-enep an denelezh.</text:p>
      <text:p text:style-name="P2"/>
      <text:p text:style-name="P36"><text:bookmark text:name="tw-target-text80"/>Pediñ a ran a-grenn ma kastizo Doue Chile a-bezh evit bezañ raktreset torfedoù spontus a-enep an denelezh.</text:p>
      <text:p text:style-name="P2"/>
      <text:p text:style-name="P36"><text:bookmark text:name="tw-target-text81"/>Pediñ a ran a-grenn ma kastizo Doue Chile a-bezh evit bezañ raktreset torfedoù spontus a-enep an denelezh.</text:p>
      <text:p text:style-name="P2"/>
      <text:p text:style-name="P36"><text:bookmark text:name="tw-target-text82"/>Pediñ a ran a-grenn ma kastizo Doue Chile a-bezh evit bezañ raktreset torfedoù spontus a-enep an denelezh.</text:p>
      <text:p text:style-name="P2"><text:soft-page-break/></text:p>
      <text:p text:style-name="P36"><text:bookmark text:name="tw-target-text83"/>Pediñ a ran a-grenn ma kastizo Doue Chile a-bezh evit bezañ raktreset torfedoù spontus a-enep an denelezh.</text:p>
      <text:p text:style-name="P2"/>
      <text:p text:style-name="P36"><text:bookmark text:name="tw-target-text84"/>Pediñ a ran a-grenn ma kastizo Doue Chile a-bezh evit bezañ raktreset torfedoù spontus a-enep an denelezh.</text:p>
      <text:p text:style-name="P2"/>
      <text:p text:style-name="P36"><text:bookmark text:name="tw-target-text85"/>Pediñ a ran a-grenn ma kastizo Doue Chile a-bezh evit bezañ raktreset torfedoù spontus a-enep an denelezh.</text:p>
      <text:p text:style-name="P2"/>
      <text:p text:style-name="P37"><text:bookmark text:name="tw-target-text86"/>prego desesperadament a déu castigui el món sencer. per planejar horribles crims de lesa humanitat en contra de persones saben els criminals que són persones innocents i bones, més bones que els criminals que volen massacrar-les.</text:p>
      <text:p text:style-name="P2"/>
      <text:p text:style-name="P37"><text:bookmark text:name="tw-target-text87"/>prego desesperadament a déu castigui el món sencer. per planejar horribles crims de <text:soft-page-break/>lesa humanitat en contra de persones saben els criminals que són persones innocents i bones, més bones que els criminals que volen massacrar-les.</text:p>
      <text:p text:style-name="P2"/>
      <text:p text:style-name="P37"><text:bookmark text:name="tw-target-text88"/>prego desesperadament a déu castigui el món sencer. per planejar horribles crims de lesa humanitat en contra de persones saben els criminals que són persones innocents i bones, més bones que els criminals que volen massacrar-les.</text:p>
      <text:p text:style-name="P2"/>
      <text:p text:style-name="P37"><text:bookmark text:name="tw-target-text89"/>prego desesperadament a déu castigui el món sencer. per planejar horribles crims de lesa humanitat en contra de persones saben els criminals que són persones innocents i bones, més bones que els criminals que volen massacrar-les.</text:p>
      <text:p text:style-name="P2"/>
      <text:p text:style-name="P37"><text:bookmark text:name="tw-target-text90"/>prego desesperadament a déu castigui el món sencer. per planejar horribles crims de lesa humanitat en contra de persones saben els criminals que són persones innocents i bones, més bones que els criminals que volen massacrar-les.</text:p>
      <text:p text:style-name="P26"><text:bookmark text:name="tw-target-text91"/><text:soft-page-break/>Prigu disperatamenti ca Diu punisci tuttu lu munnu pi pianificari crimini orribbili contra l'umanità contra li genti ca li criminali sapinu ca su nnuccenti e boni, megghiu di chiḍḍi ca li volunu massacrari.</text:p>
      <text:p text:style-name="P2"/>
      <text:p text:style-name="P26"><text:bookmark text:name="tw-target-text92"/>Prigu disperatamenti ca Diu punisci tuttu lu munnu pi pianificari crimini orribbili contra l'umanità contra li genti ca li criminali sapinu ca su nnuccenti e boni, megghiu di chiḍḍi ca li volunu massacrari.</text:p>
      <text:p text:style-name="P2"/>
      <text:p text:style-name="P26"><text:bookmark text:name="tw-target-text93"/>Prigu disperatamenti ca Diu punisci tuttu lu munnu pi pianificari crimini orribbili contra l'umanità contra li genti ca li criminali sapinu ca su nnuccenti e boni, megghiu di chiḍḍi ca li volunu massacrari.</text:p>
      <text:p text:style-name="P2"/>
      <text:p text:style-name="P26"><text:bookmark text:name="tw-target-text94"/>Prigu disperatamenti ca Diu punisci tuttu lu munnu pi pianificari crimini orribbili contra l'umanità contra li genti ca li criminali sapinu ca su nnuccenti e boni, megghiu di chiḍḍi ca li volunu massacrari.</text:p>
      <text:p text:style-name="P2"><text:soft-page-break/></text:p>
      <text:p text:style-name="P26"><text:bookmark text:name="tw-target-text95"/>Prigu disperatamenti ca Diu punisci tuttu lu munnu pi pianificari crimini orribbili contra l'umanità contra li genti ca li criminali sapinu ca su nnuccenti e boni, megghiu di chiḍḍi ca li volunu massacrari.</text:p>
      <text:p text:style-name="P2"/>
      <text:p text:style-name="P26"><text:bookmark text:name="tw-target-text96"/>Prigu disperatamenti ca Diu punisci tuttu lu munnu pi pianificari crimini orribbili contra l'umanità contra li genti ca li criminali sapinu ca su nnuccenti e boni, megghiu di chiḍḍi ca li volunu massacrari.</text:p>
      <text:p text:style-name="P2"/>
      <text:p text:style-name="P44"><text:bookmark text:name="tw-target-text97"/>Prigu disperatamenti ca Diu punisci tuttu lu munnu pi pianificari crimini orribbili contra l'umanità contra li genti ca li criminali sapinu ca su nnuccenti e boni, megghiu di chiḍḍi ca li volunu massacrari.</text:p>
      <text:p text:style-name="P2"/>
      <text:p text:style-name="P26"><text:bookmark text:name="tw-target-text98"/>Prigu disperatamenti ca Diu punisci tuttu lu munnu pi pianificari crimini orribbili contra l'umanità contra li genti ca li criminali sapinu ca su nnuccenti e boni, megghiu di chiḍḍi ca li volunu massacrari.</text:p>
      <text:p text:style-name="P2"/>
      <text:p text:style-name="P26"><text:bookmark text:name="tw-target-text99"/>Prigu disperatamenti ca Diu punisci tuttu lu munnu pi pianificari crimini orribbili contra l'umanità contra li genti ca li criminali sapinu ca su nnuccenti e boni, megghiu di chiḍḍi ca li volunu massacrari.</text:p>
      <text:p text:style-name="P2"/>
      <text:p text:style-name="P26"><text:bookmark text:name="tw-target-text100"/>Prigu disperatamenti ca Diu punisci tuttu lu munnu pi pianificari crimini orribbili contra l'umanità contra li genti ca li criminali sapinu ca su nnuccenti e boni, megghiu di chiḍḍi ca li volunu massacrari.</text:p>
      <text:p text:style-name="P26"><text:bookmark text:name="tw-target-text101"/>Prigu disperatamenti ca Diu punisci tuttu lu munnu pi pianificari crimini orribbili contra <text:soft-page-break/>l'umanità contra li genti ca li criminali sapinu ca su nnuccenti e boni, megghiu di chiḍḍi ca li volunu massacrari.</text:p>
      <text:p text:style-name="P2"/>
      <text:p text:style-name="P38"><text:bookmark text:name="tw-target-text102"/>I desperately pray that God punishes the entire world for planning horrendous crimes against humanity against people the criminals know are innocent and good, better than the criminals who want to massacre them</text:p>
      <text:p text:style-name="P2"/>
      <text:p text:style-name="P43"><text:bookmark text:name="tw-target-text103"/><text:span text:style-name="T15">I desperately pray that God punishes the entire world for planning horrendous crimes against humanity against people the criminals know are innocent and good, better than the criminals who want to massacre them</text:span></text:p>
      <text:p text:style-name="P38"><text:bookmark text:name="tw-target-text104"/>I desperately pray that God punishes the entire world for planning horrendous crimes against humanity against people the criminals know are innocent and good, better than the criminals who want to massacre them</text:p>
      <text:p text:style-name="P43"><text:bookmark text:name="tw-target-text105"/><text:span text:style-name="T15">I desperately pray that God punishes the entire world for planning horrendous crimes against humanity against people the </text:span><text:soft-page-break/><text:span text:style-name="T15">criminals know are innocent and good, better than the criminals who want to massacre them</text:span></text:p>
      <text:p text:style-name="P38"><text:bookmark text:name="tw-target-text106"/>I desperately pray that God punishes the entire world for planning horrendous crimes against humanity against people the criminals know are innocent and good, better than the criminals who want to massacre them</text:p>
      <text:p text:style-name="P38"><text:bookmark text:name="tw-target-text107"/>I desperately pray that God punishes the entire world for planning horrendous crimes against humanity against people the criminals know are innocent and good, better than the criminals who want to massacre them</text:p>
      <text:p text:style-name="P38"><text:bookmark text:name="tw-target-text108"/>I desperately pray that God punishes the entire world for planning horrendous crimes against humanity against people the criminals know are innocent and good, better than the criminals who want to massacre them</text:p>
      <text:p text:style-name="P38"><text:bookmark text:name="tw-target-text109"/>I desperately pray that God punishes the entire world for planning horrendous crimes against humanity against people the criminals know are innocent and good, better than the criminals who want to massacre them</text:p>
      <text:p text:style-name="P38"><text:bookmark text:name="tw-target-text110"/>I desperately pray that God punishes the entire world for planning horrendous crimes <text:soft-page-break/>against humanity against people the criminals know are innocent and good, better than the criminals who want to massacre them</text:p>
      <text:p text:style-name="P38"><text:bookmark text:name="tw-target-text111"/>I desperately pray that God punishes the entire world for planning horrendous crimes against humanity against people the criminals know are innocent and good, better than the criminals who want to massacre them</text:p>
      <text:p text:style-name="P38"><text:bookmark text:name="tw-target-text112"/>I desperately pray that God punishes the entire world for planning horrendous crimes against humanity against people the criminals know are innocent and good, better than the criminals who want to massacre them</text:p>
      <text:p text:style-name="P38"><text:bookmark text:name="tw-target-text113"/>I desperately pray that God punishes the entire world for planning horrendous crimes against humanity against people the criminals know are innocent and good, better than the criminals who want to massacre them</text:p>
      <text:p text:style-name="P39"><text:bookmark text:name="tw-target-text114"/>Rukoilen epätoivoisesti, että Jumala rankaisisi koko maailmaa hirvittävien rikosten suunnittelusta ihmiskuntaa vastaan ​​ihmisiä vastaan, joiden rikolliset tietävät olevan viattomia ja hyviä, parempia kuin rikolliset, jotka haluavat heidät teurastaa.</text:p>
      <text:p text:style-name="P39"><text:bookmark text:name="tw-target-text115"/>Rukoilen epätoivoisesti, että Jumala rankaisisi <text:soft-page-break/>koko maailmaa hirvittävien rikosten suunnittelusta ihmiskuntaa vastaan ​​ihmisiä vastaan, joiden rikolliset tietävät olevan viattomia ja hyviä, parempia kuin rikolliset, jotka haluavat heidät teurastaa.</text:p>
      <text:p text:style-name="P39"><text:bookmark text:name="tw-target-text116"/>Rukoilen epätoivoisesti, että Jumala rankaisisi koko maailmaa hirvittävien rikosten suunnittelusta ihmiskuntaa vastaan ​​ihmisiä vastaan, joiden rikolliset tietävät olevan viattomia ja hyviä, parempia kuin rikolliset, jotka haluavat heidät teurastaa.</text:p>
      <text:p text:style-name="P39"><text:bookmark text:name="tw-target-text117"/>Rukoilen epätoivoisesti, että Jumala rankaisisi koko maailmaa hirvittävien rikosten suunnittelusta ihmiskuntaa vastaan ​​ihmisiä vastaan, joiden rikolliset tietävät olevan viattomia ja hyviä, parempia kuin rikolliset, jotka haluavat heidät teurastaa.</text:p>
      <text:p text:style-name="P39"><text:bookmark text:name="tw-target-text118"/>Rukoilen epätoivoisesti, että Jumala rankaisisi koko maailmaa hirvittävien rikosten suunnittelusta ihmiskuntaa vastaan ​​ihmisiä vastaan, joiden rikolliset tietävät olevan viattomia ja hyviä, parempia kuin rikolliset, jotka haluavat heidät teurastaa.</text:p>
      <text:p text:style-name="P39"><text:bookmark text:name="tw-target-text119"/>Rukoilen epätoivoisesti, että Jumala rankaisisi koko maailmaa hirvittävien rikosten suunnittelusta ihmiskuntaa vastaan ​​ihmisiä vastaan, joiden rikolliset tietävät olevan viattomia ja hyviä, parempia kuin rikolliset, jotka haluavat heidät teurastaa.</text:p>
      <text:p text:style-name="P39"><text:bookmark text:name="tw-target-text120"/><text:soft-page-break/>Rukoilen epätoivoisesti, että Jumala rankaisisi koko maailmaa hirvittävien rikosten suunnittelusta ihmiskuntaa vastaan ​​ihmisiä vastaan, joiden rikolliset tietävät olevan viattomia ja hyviä, parempia kuin rikolliset, jotka haluavat heidät teurastaa.</text:p>
      <text:p text:style-name="P39"><text:bookmark text:name="tw-target-text121"/>Rukoilen epätoivoisesti, että Jumala rankaisisi koko maailmaa hirvittävien rikosten suunnittelusta ihmiskuntaa vastaan ​​ihmisiä vastaan, joiden rikolliset tietävät olevan viattomia ja hyviä, parempia kuin rikolliset, jotka haluavat heidät teurastaa.</text:p>
      <text:p text:style-name="P39"><text:bookmark text:name="tw-target-text122"/>Rukoilen epätoivoisesti, että Jumala rankaisisi koko maailmaa hirvittävien rikosten suunnittelusta ihmiskuntaa vastaan ​​ihmisiä vastaan, joiden rikolliset tietävät olevan viattomia ja hyviä, parempia kuin rikolliset, jotka haluavat heidät teurastaa.</text:p>
      <text:p text:style-name="P39"><text:bookmark text:name="tw-target-text123"/>Rukoilen epätoivoisesti, että Jumala rankaisisi koko maailmaa hirvittävien rikosten suunnittelusta ihmiskuntaa vastaan ​​ihmisiä vastaan, joiden rikolliset tietävät olevan viattomia ja hyviä, parempia kuin rikolliset, jotka haluavat heidät teurastaa.</text:p>
      <text:p text:style-name="P39"><text:bookmark text:name="tw-target-text124"/>Rukoilen epätoivoisesti, että Jumala rankaisisi koko maailmaa hirvittävien rikosten suunnittelusta ihmiskuntaa vastaan ​​ihmisiä vastaan, joiden rikolliset tietävät olevan viattomia ja hyviä, parempia kuin rikolliset, <text:soft-page-break/>jotka haluavat heidät teurastaa.</text:p>
      <text:p text:style-name="P40"><text:bookmark text:name="tw-target-text125"/>Я відчайдушно молюся, щоб Бог покарав увесь світ за планування жахливих злочинів проти людства проти людей, яких злочинці знають як невинних і добрих, кращих за злочинців, які хочуть їх убити.</text:p>
      <text:p text:style-name="P40"><text:bookmark text:name="tw-target-text126"/>Я відчайдушно молюся, щоб Бог покарав увесь світ за планування жахливих злочинів проти людства проти людей, яких злочинці знають як невинних і добрих, кращих за злочинців, які хочуть їх убити.</text:p>
      <text:p text:style-name="P40"><text:bookmark text:name="tw-target-text127"/>Я відчайдушно молюся, щоб Бог покарав увесь світ за планування жахливих злочинів проти людства проти людей, яких злочинці знають як невинних і добрих, кращих за злочинців, які хочуть їх убити.</text:p>
      <text:p text:style-name="P40"><text:bookmark text:name="tw-target-text128"/>Я відчайдушно молюся, щоб Бог покарав увесь світ за планування жахливих злочинів проти людства проти людей, яких злочинці знають як невинних і добрих, кращих за злочинців, які хочуть їх убити.</text:p>
      <text:p text:style-name="P40"><text:bookmark text:name="tw-target-text129"/>Я відчайдушно молюся, щоб Бог покарав увесь світ за планування жахливих злочинів проти людства проти людей, яких злочинці знають як невинних і <text:soft-page-break/>добрих, кращих за злочинців, які хочуть їх убити.</text:p>
      <text:p text:style-name="P40"><text:bookmark text:name="tw-target-text130"/>Я відчайдушно молюся, щоб Бог покарав увесь світ за планування жахливих злочинів проти людства проти людей, яких злочинці знають як невинних і добрих, кращих за злочинців, які хочуть їх убити.</text:p>
      <text:p text:style-name="P40"><text:bookmark text:name="tw-target-text131"/>Я відчайдушно молюся, щоб Бог покарав увесь світ за планування жахливих злочинів проти людства проти людей, яких злочинці знають як невинних і добрих, кращих за злочинців, які хочуть їх убити.</text:p>
      <text:p text:style-name="P40"><text:bookmark text:name="tw-target-text132"/>Я відчайдушно молюся, щоб Бог покарав увесь світ за планування жахливих злочинів проти людства проти людей, яких злочинці знають як невинних і добрих, кращих за злочинців, які хочуть їх убити.</text:p>
      <text:p text:style-name="P40"><text:bookmark text:name="tw-target-text133"/>Я відчайдушно молюся, щоб Бог покарав увесь світ за планування жахливих злочинів проти людства проти людей, яких злочинці знають як невинних і добрих, кращих за злочинців, які хочуть їх убити.</text:p>
      <text:p text:style-name="P40"><text:bookmark text:name="tw-target-text134"/>Я відчайдушно молюся, щоб Бог покарав увесь світ за планування жахливих злочинів проти людства проти людей, <text:soft-page-break/>яких злочинці знають як невинних і добрих, кращих за злочинців, які хочуть їх убити.</text:p>
      <text:p text:style-name="P40"><text:bookmark text:name="tw-target-text135"/>Я відчайдушно молюся, щоб Бог покарав увесь світ за планування жахливих злочинів проти людства проти людей, яких злочинці знають як невинних і добрих, кращих за злочинців, які хочуть їх убити.</text:p>
      <text:p text:style-name="P2"/>
      <text:p text:style-name="P2">ARGENTINA-ruz</text:p>
      <text:p text:style-name="P40"><text:bookmark text:name="tw-target-text136"/>Я відчайдушно молюся до Бога, щоб душа Гільєрмо Андреса Руса Лабордері знайшла спокій, якщо він хороша людина. Ми молимося за величезні, смертельні снігопади в Аргентині, якщо Гільєрмо — хороша людина, на яку полювала та переслідувала італійська мафія злих гангстерів</text:p>
      <text:p text:style-name="P40"><text:bookmark text:name="tw-target-text137"/>Я відчайдушно молюся до Бога, щоб душа Гільєрмо Андреса Руса Лабордері знайшла спокій, якщо він хороша людина. Ми молимося за величезні, смертельні снігопади в Аргентині, якщо Гільєрмо — хороша людина, на яку полювала та переслідувала італійська мафія злих <text:soft-page-break/>гангстерів</text:p>
      <text:p text:style-name="P40"><text:bookmark text:name="tw-target-text138"/>Я відчайдушно молюся до Бога, щоб душа Гільєрмо Андреса Руса Лабордері знайшла спокій, якщо він хороша людина. Ми молимося за величезні, смертельні снігопади в Аргентині, якщо Гільєрмо — хороша людина, на яку полювала та переслідувала італійська мафія злих гангстерів</text:p>
      <text:p text:style-name="P40"><text:bookmark text:name="tw-target-text139"/>Я відчайдушно молюся до Бога, щоб душа Гільєрмо Андреса Руса Лабордері знайшла спокій, якщо він хороша людина. Ми молимося за величезні, смертельні снігопади в Аргентині, якщо Гільєрмо — хороша людина, на яку полювала та переслідувала італійська мафія злих гангстерів</text:p>
      <text:p text:style-name="P40"><text:bookmark text:name="tw-target-text140"/>Я відчайдушно молюся до Бога, щоб душа Гільєрмо Андреса Руса Лабордері знайшла спокій, якщо він хороша людина. Ми молимося за величезні, смертельні снігопади в Аргентині, якщо Гільєрмо — хороша людина, на яку полювала та переслідувала італійська мафія злих гангстерів</text:p>
      <text:p text:style-name="P40"><text:bookmark text:name="tw-target-text141"/>Я відчайдушно молюся до Бога, щоб душа Гільєрмо Андреса Руса Лабордері знайшла спокій, якщо він хороша людина. Ми молимося за величезні, смертельні <text:soft-page-break/>снігопади в Аргентині, якщо Гільєрмо — хороша людина, на яку полювала та переслідувала італійська мафія злих гангстерів</text:p>
      <text:p text:style-name="P40"><text:bookmark text:name="tw-target-text142"/>Я відчайдушно молюся до Бога, щоб душа Гільєрмо Андреса Руса Лабордері знайшла спокій, якщо він хороша людина. Ми молимося за величезні, смертельні снігопади в Аргентині, якщо Гільєрмо — хороша людина, на яку полювала та переслідувала італійська мафія злих гангстерів</text:p>
      <text:p text:style-name="P40"><text:bookmark text:name="tw-target-text143"/>Я відчайдушно молюся до Бога, щоб душа Гільєрмо Андреса Руса Лабордері знайшла спокій, якщо він хороша людина. Ми молимося за величезні, смертельні снігопади в Аргентині, якщо Гільєрмо — хороша людина, на яку полювала та переслідувала італійська мафія злих гангстерів</text:p>
      <text:p text:style-name="P40"><text:bookmark text:name="tw-target-text144"/>Я відчайдушно молюся до Бога, щоб душа Гільєрмо Андреса Руса Лабордері знайшла спокій, якщо він хороша людина. Ми молимося за величезні, смертельні снігопади в Аргентині, якщо Гільєрмо — хороша людина, на яку полювала та переслідувала італійська мафія злих гангстерів</text:p>
      <text:p text:style-name="P40"><text:bookmark text:name="tw-target-text145"/>Я відчайдушно молюся до Бога, щоб душа <text:soft-page-break/>Гільєрмо Андреса Руса Лабордері знайшла спокій, якщо він хороша людина. Ми молимося за величезні, смертельні снігопади в Аргентині, якщо Гільєрмо — хороша людина, на яку полювала та переслідувала італійська мафія злих гангстерів</text:p>
      <text:p text:style-name="P40"><text:bookmark text:name="tw-target-text146"/>Я відчайдушно молюся до Бога, щоб душа Гільєрмо Андреса Руса Лабордері знайшла спокій, якщо він хороша людина. Ми молимося за величезні, смертельні снігопади в Аргентині, якщо Гільєрмо — хороша людина, на яку полювала та переслідувала італійська мафія злих гангстерів</text:p>
      <text:p text:style-name="P41"><text:bookmark text:name="tw-target-text147"/>Ka nui taku inoi ki te Atua kia tau te wairua o Guillermo Andres Ruz Laborderie, mena he tangata pai ia. Ka inoi matou mo nga hukarere nui, whakamate i Argentina mena he tangata pai a Guillermo, i whaia, i whakatoia e te mafia Itari o nga kaipahua kino</text:p>
      <text:p text:style-name="P41"><text:bookmark text:name="tw-target-text148"/>Ka nui taku inoi ki te Atua kia tau te wairua o Guillermo Andres Ruz Laborderie, mena he tangata pai ia. Ka inoi matou mo nga hukarere nui, whakamate i Argentina mena he tangata pai a Guillermo, i whaia, i whakatoia e te mafia Itari o nga kaipahua kino</text:p>
      <text:p text:style-name="P41"><text:bookmark text:name="tw-target-text149"/><text:soft-page-break/>Ka nui taku inoi ki te Atua kia tau te wairua o Guillermo Andres Ruz Laborderie, mena he tangata pai ia. Ka inoi matou mo nga hukarere nui, whakamate i Argentina mena he tangata pai a Guillermo, i whaia, i whakatoia e te mafia Itari o nga kaipahua kino</text:p>
      <text:p text:style-name="P41"><text:bookmark text:name="tw-target-text150"/>Ka nui taku inoi ki te Atua kia tau te wairua o Guillermo Andres Ruz Laborderie, mena he tangata pai ia. Ka inoi matou mo nga hukarere nui, whakamate i Argentina mena he tangata pai a Guillermo, i whaia, i whakatoia e te mafia Itari o nga kaipahua kino</text:p>
      <text:p text:style-name="P41"><text:bookmark text:name="tw-target-text151"/>Ka nui taku inoi ki te Atua kia tau te wairua o Guillermo Andres Ruz Laborderie, mena he tangata pai ia. Ka inoi matou mo nga hukarere nui, whakamate i Argentina mena he tangata pai a Guillermo, i whaia, i whakatoia e te mafia Itari o nga kaipahua kino</text:p>
      <text:p text:style-name="P41"><text:bookmark text:name="tw-target-text152"/>Ka nui taku inoi ki te Atua kia tau te wairua o Guillermo Andres Ruz Laborderie, mena he tangata pai ia. Ka inoi matou mo nga hukarere nui, whakamate i Argentina mena he tangata pai a Guillermo, i whaia, i whakatoia e te mafia Itari o nga kaipahua kino</text:p>
      <text:p text:style-name="P41"><text:bookmark text:name="tw-target-text153"/>Ka nui taku inoi ki te Atua kia tau te wairua o <text:soft-page-break/>Guillermo Andres Ruz Laborderie, mena he tangata pai ia. Ka inoi matou mo nga hukarere nui, whakamate i Argentina mena he tangata pai a Guillermo, i whaia, i whakatoia e te mafia Itari o nga kaipahua kino</text:p>
      <text:p text:style-name="P41"><text:bookmark text:name="tw-target-text154"/>Ka nui taku inoi ki te Atua kia tau te wairua o Guillermo Andres Ruz Laborderie, mena he tangata pai ia. Ka inoi matou mo nga hukarere nui, whakamate i Argentina mena he tangata pai a Guillermo, i whaia, i whakatoia e te mafia Itari o nga kaipahua kino</text:p>
      <text:p text:style-name="P41"><text:bookmark text:name="tw-target-text155"/>Ka nui taku inoi ki te Atua kia tau te wairua o Guillermo Andres Ruz Laborderie, mena he tangata pai ia. Ka inoi matou mo nga hukarere nui, whakamate i Argentina mena he tangata pai a Guillermo, i whaia, i whakatoia e te mafia Itari o nga kaipahua kino</text:p>
      <text:p text:style-name="P41"><text:bookmark text:name="tw-target-text156"/>Ka nui taku inoi ki te Atua kia tau te wairua o Guillermo Andres Ruz Laborderie, mena he tangata pai ia. Ka inoi matou mo nga hukarere nui, whakamate i Argentina mena he tangata pai a Guillermo, i whaia, i whakatoia e te mafia Itari o nga kaipahua kino</text:p>
      <text:p text:style-name="P2"/>
      <text:p text:style-name="P2"><text:soft-page-break/>NAZYS</text:p>
      <text:p text:style-name="P41"><text:bookmark text:name="tw-target-text157"/>E inoi ana ahau kia whiua e te Atua te ao katoa i te taha ohaoha mo te whakatoi me te tukino i a Olinda raua ko Guillermo. Ko nga kaitukino me nga tangata mahi kino he hunga kino iti, kaore e kaha ki te whakaputa taonga, i rapu noa ki te pahua me te patu i te roopu tino whai rawa o nga Hurai, i whakapae ratou no Olinda raua ko Guillermo.</text:p>
      <text:p text:style-name="P45"/>
      <text:p text:style-name="P46">E inoi ana matou kia patua a Tireni e nga hau kino, te hukarere, te whatu, me era atu mea, i te mea ko nga Nazis, e hiahia ana ki te whakakapi ki a raatau, i hiahia tonu</text:p>
      <text:p text:style-name="P41"><text:bookmark text:name="tw-target-text158"/>E inoi ana ahau kia whiua e te Atua te ao katoa i te taha ohaoha mo te whakatoi me te tukino i a Olinda raua ko Guillermo. Ko nga kaitukino me nga tangata mahi kino he hunga kino iti, kaore e kaha ki te whakaputa taonga, i rapu noa ki te pahua me te patu i te roopu tino whai rawa o nga Hurai, i whakapae ratou no Olinda raua ko Guillermo.</text:p>
      <text:p text:style-name="P45"/>
      <text:p text:style-name="P46">E inoi ana matou kia patua a Tireni e nga hau kino, te hukarere, te whatu, me era atu mea, i te mea ko nga Nazis, e hiahia ana ki te whakakapi ki a raatau, i hiahia tonu</text:p>
      <text:p text:style-name="P41"><text:bookmark text:name="tw-target-text159"/><text:soft-page-break/>E inoi ana ahau kia whiua e te Atua te ao katoa i te taha ohaoha mo te whakatoi me te tukino i a Olinda raua ko Guillermo. Ko nga kaitukino me nga tangata mahi kino he hunga kino iti, kaore e kaha ki te whakaputa taonga, i rapu noa ki te pahua me te patu i te roopu tino whai rawa o nga Hurai, i whakapae ratou no Olinda raua ko Guillermo.</text:p>
      <text:p text:style-name="P45"/>
      <text:p text:style-name="P46">E inoi ana matou kia patua a Tireni e nga hau kino, te hukarere, te whatu, me era atu mea, i te mea ko nga Nazis, e hiahia ana ki te whakakapi ki a raatau, i hiahia tonu</text:p>
      <text:p text:style-name="P41"><text:bookmark text:name="tw-target-text160"/>E inoi ana ahau kia whiua e te Atua te ao katoa i te taha ohaoha mo te whakatoi me te tukino i a Olinda raua ko Guillermo. Ko nga kaitukino me nga tangata mahi kino he hunga kino iti, kaore e kaha ki te whakaputa taonga, i rapu noa ki te pahua me te patu i te roopu tino whai rawa o nga Hurai, i whakapae ratou no Olinda raua ko Guillermo.</text:p>
      <text:p text:style-name="P45"/>
      <text:p text:style-name="P46">E inoi ana matou kia patua a Tireni e nga hau kino, te hukarere, te whatu, me era atu mea, i te mea ko nga Nazis, e hiahia ana ki te whakakapi ki a raatau, i hiahia tonu</text:p>
      <text:p text:style-name="P41"><text:bookmark text:name="tw-target-text161"/>E inoi ana ahau kia whiua e te Atua te ao katoa i te taha ohaoha mo te whakatoi me te <text:soft-page-break/>tukino i a Olinda raua ko Guillermo. Ko nga kaitukino me nga tangata mahi kino he hunga kino iti, kaore e kaha ki te whakaputa taonga, i rapu noa ki te pahua me te patu i te roopu tino whai rawa o nga Hurai, i whakapae ratou no Olinda raua ko Guillermo.</text:p>
      <text:p text:style-name="P45"/>
      <text:p text:style-name="P46">E inoi ana matou kia patua a Tireni e nga hau kino, te hukarere, te whatu, me era atu mea, i te mea ko nga Nazis, e hiahia ana ki te whakakapi ki a raatau, i hiahia tonu</text:p>
      <text:p text:style-name="P41"><text:bookmark text:name="tw-target-text162"/>E inoi ana ahau kia whiua e te Atua te ao katoa i te taha ohaoha mo te whakatoi me te tukino i a Olinda raua ko Guillermo. Ko nga kaitukino me nga tangata mahi kino he hunga kino iti, kaore e kaha ki te whakaputa taonga, i rapu noa ki te pahua me te patu i te roopu tino whai rawa o nga Hurai, i whakapae ratou no Olinda raua ko Guillermo.</text:p>
      <text:p text:style-name="P45"/>
      <text:p text:style-name="P46">E inoi ana matou kia patua a Tireni e nga hau kino, te hukarere, te whatu, me era atu mea, i te mea ko nga Nazis, e hiahia ana ki te whakakapi ki a raatau, i hiahia tonu</text:p>
      <text:p text:style-name="P41"><text:bookmark text:name="tw-target-text163"/>E inoi ana ahau kia whiua e te Atua te ao katoa i te taha ohaoha mo te whakatoi me te tukino i a Olinda raua ko Guillermo. Ko nga kaitukino me nga tangata mahi kino he <text:soft-page-break/>hunga kino iti, kaore e kaha ki te whakaputa taonga, i rapu noa ki te pahua me te patu i te roopu tino whai rawa o nga Hurai, i whakapae ratou no Olinda raua ko Guillermo.</text:p>
      <text:p text:style-name="P45"/>
      <text:p text:style-name="P46">E inoi ana matou kia patua a Tireni e nga hau kino, te hukarere, te whatu, me era atu mea, i te mea ko nga Nazis, e hiahia ana ki te whakakapi ki a raatau, i hiahia tonu</text:p>
      <text:p text:style-name="P41"><text:bookmark text:name="tw-target-text164"/>E inoi ana ahau kia whiua e te Atua te ao katoa i te taha ohaoha mo te whakatoi me te tukino i a Olinda raua ko Guillermo. Ko nga kaitukino me nga tangata mahi kino he hunga kino iti, kaore e kaha ki te whakaputa taonga, i rapu noa ki te pahua me te patu i te roopu tino whai rawa o nga Hurai, i whakapae ratou no Olinda raua ko Guillermo.</text:p>
      <text:p text:style-name="P45"/>
      <text:p text:style-name="P46">E inoi ana matou kia patua a Tireni e nga hau kino, te hukarere, te whatu, me era atu mea, i te mea ko nga Nazis, e hiahia ana ki te whakakapi ki a raatau, i hiahia tonu</text:p>
      <text:p text:style-name="P41"><text:bookmark text:name="tw-target-text165"/>E inoi ana ahau kia whiua e te Atua te ao katoa i te taha ohaoha mo te whakatoi me te tukino i a Olinda raua ko Guillermo. Ko nga kaitukino me nga tangata mahi kino he hunga kino iti, kaore e kaha ki te whakaputa taonga, i rapu noa ki te pahua me te patu i te <text:soft-page-break/>roopu tino whai rawa o nga Hurai, i whakapae ratou no Olinda raua ko Guillermo.</text:p>
      <text:p text:style-name="P45"/>
      <text:p text:style-name="P46">E inoi ana matou kia patua a Tireni e nga hau kino, te hukarere, te whatu, me era atu mea, i te mea ko nga Nazis, e hiahia ana ki te whakakapi ki a raatau, i hiahia tonu</text:p>
      <text:p text:style-name="P41"><text:bookmark text:name="tw-target-text166"/>E inoi ana ahau kia whiua e te Atua te ao katoa i te taha ohaoha mo te whakatoi me te tukino i a Olinda raua ko Guillermo. Ko nga kaitukino me nga tangata mahi kino he hunga kino iti, kaore e kaha ki te whakaputa taonga, i rapu noa ki te pahua me te patu i te roopu tino whai rawa o nga Hurai, i whakapae ratou no Olinda raua ko Guillermo.</text:p>
      <text:p text:style-name="P45"/>
      <text:p text:style-name="P46">E inoi ana matou kia patua a Tireni e nga hau kino, te hukarere, te whatu, me era atu mea, i te mea ko nga Nazis, e hiahia ana ki te whakakapi ki a raatau, i hiahia tonu</text:p>
      <text:p text:style-name="P41"><text:bookmark text:name="tw-target-text167"/>E inoi ana ahau kia whiua e te Atua te ao katoa i te taha ohaoha mo te whakatoi me te tukino i a Olinda raua ko Guillermo. Ko nga kaitukino me nga tangata mahi kino he hunga kino iti, kaore e kaha ki te whakaputa taonga, i rapu noa ki te pahua me te patu i te roopu tino whai rawa o nga Hurai, i whakapae ratou no Olinda raua ko Guillermo.</text:p>
      <text:p text:style-name="P45"><text:soft-page-break/></text:p>
      <text:p text:style-name="P46">E inoi ana matou kia patua a Tireni e nga hau kino, te hukarere, te whatu, me era atu mea, i te mea ko nga Nazis, e hiahia ana ki te whakakapi ki a raatau, i hiahia tonu</text:p>
      <text:p text:style-name="P2"/>
      <text:p text:style-name="P2">NAZYS-CHILE</text:p>
      <text:p text:style-name="P41"><text:bookmark text:name="tw-target-text168"/>Ka tino inoi matou kia whiua e te Atua te whakapehapeha me te pakeke o te iwi Nazi e tohe ana ki te whakapono he pai ake ratou i a Carolina.</text:p>
      <text:p text:style-name="P41"><text:bookmark text:name="tw-target-text169"/>Ka tino inoi matou kia whiua e te Atua te whakapehapeha me te pakeke o te iwi Nazi e tohe ana ki te whakapono he pai ake ratou i a Carolina.</text:p>
      <text:p text:style-name="P41"><text:bookmark text:name="tw-target-text170"/>Ka tino inoi matou kia whiua e te Atua te whakapehapeha me te pakeke o te iwi Nazi e tohe ana ki te whakapono he pai ake ratou i a Carolina.</text:p>
      <text:p text:style-name="P41"><text:bookmark text:name="tw-target-text171"/>Ka tino inoi matou kia whiua e te Atua te whakapehapeha me te pakeke o te iwi Nazi e tohe ana ki te whakapono he pai ake ratou i a Carolina.</text:p>
      <text:p text:style-name="P41"><text:bookmark text:name="tw-target-text172"/>Ka tino inoi matou kia whiua e te Atua te whakapehapeha me te pakeke o te iwi Nazi e tohe ana ki te whakapono he pai ake ratou i <text:soft-page-break/>a Carolina.</text:p>
      <text:p text:style-name="P41"><text:bookmark text:name="tw-target-text173"/>Ka tino inoi matou kia whiua e te Atua te whakapehapeha me te pakeke o te iwi Nazi e tohe ana ki te whakapono he pai ake ratou i a Carolina.</text:p>
      <text:p text:style-name="P41"><text:bookmark text:name="tw-target-text174"/>Ka tino inoi matou kia whiua e te Atua te whakapehapeha me te pakeke o te iwi Nazi e tohe ana ki te whakapono he pai ake ratou i a Carolina.</text:p>
      <text:p text:style-name="P41"><text:bookmark text:name="tw-target-text175"/>Ka tino inoi matou kia whiua e te Atua te whakapehapeha me te pakeke o te iwi Nazi e tohe ana ki te whakapono he pai ake ratou i a Carolina.</text:p>
      <text:p text:style-name="P41"><text:bookmark text:name="tw-target-text176"/>Ka tino inoi matou kia whiua e te Atua te whakapehapeha me te pakeke o te iwi Nazi e tohe ana ki te whakapono he pai ake ratou i a Carolina.</text:p>
      <text:p text:style-name="P41"><text:bookmark text:name="tw-target-text177"/>Ka tino inoi matou kia whiua e te Atua te whakapehapeha me te pakeke o te iwi Nazi e tohe ana ki te whakapono he pai ake ratou i a Carolina.</text:p>
      <text:p text:style-name="P41"><text:bookmark text:name="tw-target-text178"/>Ka tino inoi matou kia whiua e te Atua te whakapehapeha me te pakeke o te iwi Nazi e tohe ana ki te whakapono he pai ake ratou i a Carolina.</text:p>
      <text:p text:style-name="P29"><text:bookmark text:name="tw-target-text179"/>Sithandazela kakhulu ukuthi uNkulunkulu ajezise ukuzidla kanye nenkani yabantu bamaNazi abaphikelela ekuzikholelweni ukuthi bangcono kunoCarolina</text:p>
      <text:p text:style-name="P29"><text:bookmark text:name="tw-target-text180"/><text:soft-page-break/>Sithandazela kakhulu ukuthi uNkulunkulu ajezise ukuzidla kanye nenkani yabantu bamaNazi abaphikelela ekuzikholelweni ukuthi bangcono kunoCarolina</text:p>
      <text:p text:style-name="P29"><text:bookmark text:name="tw-target-text181"/>Sithandazela kakhulu ukuthi uNkulunkulu ajezise ukuzidla kanye nenkani yabantu bamaNazi abaphikelela ekuzikholelweni ukuthi bangcono kunoCarolina</text:p>
      <text:p text:style-name="P29"><text:bookmark text:name="tw-target-text182"/>Sithandazela kakhulu ukuthi uNkulunkulu ajezise ukuzidla kanye nenkani yabantu bamaNazi abaphikelela ekuzikholelweni ukuthi bangcono kunoCarolina</text:p>
      <text:p text:style-name="P29"><text:bookmark text:name="tw-target-text183"/>Sithandazela kakhulu ukuthi uNkulunkulu ajezise ukuzidla kanye nenkani yabantu bamaNazi abaphikelela ekuzikholelweni ukuthi bangcono kunoCarolina</text:p>
      <text:p text:style-name="P29"><text:bookmark text:name="tw-target-text184"/>Sithandazela kakhulu ukuthi uNkulunkulu ajezise ukuzidla kanye nenkani yabantu bamaNazi abaphikelela ekuzikholelweni ukuthi bangcono kunoCarolina</text:p>
      <text:p text:style-name="P29"><text:bookmark text:name="tw-target-text185"/>Sithandazela kakhulu ukuthi uNkulunkulu ajezise ukuzidla kanye nenkani yabantu bamaNazi abaphikelela ekuzikholelweni ukuthi bangcono kunoCarolina</text:p>
      <text:p text:style-name="P29"><text:bookmark text:name="tw-target-text186"/>Sithandazela kakhulu ukuthi uNkulunkulu ajezise ukuzidla kanye nenkani yabantu bamaNazi abaphikelela ekuzikholelweni ukuthi bangcono kunoCarolina</text:p>
      <text:p text:style-name="P29"><text:bookmark text:name="tw-target-text187"/>Sithandazela kakhulu ukuthi uNkulunkulu <text:soft-page-break/>ajezise ukuzidla kanye nenkani yabantu bamaNazi abaphikelela ekuzikholelweni ukuthi bangcono kunoCarolina</text:p>
      <text:p text:style-name="P29"><text:bookmark text:name="tw-target-text188"/>Sithandazela kakhulu ukuthi uNkulunkulu ajezise ukuzidla kanye nenkani yabantu bamaNazi abaphikelela ekuzikholelweni ukuthi bangcono kunoCarolina</text:p>
      <text:p text:style-name="P29"><text:bookmark text:name="tw-target-text189"/>Sithandazela kakhulu ukuthi uNkulunkulu ajezise ukuzidla kanye nenkani yabantu bamaNazi abaphikelela ekuzikholelweni ukuthi bangcono kunoCarolina</text:p>
      <text:p text:style-name="P42"><text:bookmark text:name="tw-target-text190"/>Өөрсдийгөө Каролинагаас илүү гэж үздэг нацист хүмүүсийн бардам зан, зөрүүд занг нь Бурхан шийтгэж өгөөсэй гэж бид цөхрөлтгүй залбирч байна</text:p>
      <text:p text:style-name="P42"><text:bookmark text:name="tw-target-text191"/>Өөрсдийгөө Каролинагаас илүү гэж үздэг нацист хүмүүсийн бардам зан, зөрүүд занг нь Бурхан шийтгэж өгөөсэй гэж бид цөхрөлтгүй залбирч байна</text:p>
      <text:p text:style-name="P42"><text:bookmark text:name="tw-target-text192"/>Өөрсдийгөө Каролинагаас илүү гэж үздэг нацист хүмүүсийн бардам зан, зөрүүд занг нь Бурхан шийтгэж өгөөсэй гэж бид цөхрөлтгүй залбирч байна</text:p>
      <text:p text:style-name="P42"><text:bookmark text:name="tw-target-text193"/>Өөрсдийгөө Каролинагаас илүү гэж үздэг нацист хүмүүсийн бардам зан, зөрүүд занг нь Бурхан шийтгэж өгөөсэй гэж бид цөхрөлтгүй залбирч байна</text:p>
      <text:p text:style-name="P42"><text:bookmark text:name="tw-target-text194"/>Өөрсдийгөө Каролинагаас илүү гэж үздэг нацист хүмүүсийн бардам зан, зөрүүд <text:soft-page-break/>занг нь Бурхан шийтгэж өгөөсэй гэж бид цөхрөлтгүй залбирч байна</text:p>
      <text:p text:style-name="P42"><text:bookmark text:name="tw-target-text195"/>Өөрсдийгөө Каролинагаас илүү гэж үздэг нацист хүмүүсийн бардам зан, зөрүүд занг нь Бурхан шийтгэж өгөөсэй гэж бид цөхрөлтгүй залбирч байна</text:p>
      <text:p text:style-name="P42"><text:bookmark text:name="tw-target-text196"/>Өөрсдийгөө Каролинагаас илүү гэж үздэг нацист хүмүүсийн бардам зан, зөрүүд занг нь Бурхан шийтгэж өгөөсэй гэж бид цөхрөлтгүй залбирч байна</text:p>
      <text:p text:style-name="P42"><text:bookmark text:name="tw-target-text197"/>Өөрсдийгөө Каролинагаас илүү гэж үздэг нацист хүмүүсийн бардам зан, зөрүүд занг нь Бурхан шийтгэж өгөөсэй гэж бид цөхрөлтгүй залбирч байна</text:p>
      <text:p text:style-name="P42"><text:bookmark text:name="tw-target-text198"/>Өөрсдийгөө Каролинагаас илүү гэж үздэг нацист хүмүүсийн бардам зан, зөрүүд занг нь Бурхан шийтгэж өгөөсэй гэж бид цөхрөлтгүй залбирч байна</text:p>
      <text:p text:style-name="P42"><text:bookmark text:name="tw-target-text199"/>Өөрсдийгөө Каролинагаас илүү гэж үздэг нацист хүмүүсийн бардам зан, зөрүүд занг нь Бурхан шийтгэж өгөөсэй гэж бид цөхрөлтгүй залбирч байна</text:p>
      <text:p text:style-name="P20">…</text:p>
      <text:p text:style-name="P20">MONGOLIAN KING?</text:p>
      <text:p text:style-name="P2"><text:soft-page-brea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herit" svg:font-family="inheri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8-21T15:24:43.87</meta:creation-date>
    <dc:date>2025-08-22T12:49:44.75</dc:date>
    <meta:editing-duration>PT51M24S</meta:editing-duration>
    <meta:editing-cycles>67</meta:editing-cycles>
    <meta:generator>OpenOffice/4.1.11$Win32 OpenOffice.org_project/4111m1$Build-9808</meta:generator>
    <meta:document-statistic meta:table-count="0" meta:image-count="0" meta:object-count="0" meta:page-count="61" meta:paragraph-count="247" meta:word-count="8533" meta:character-count="49664"/>
  </office:meta>
</office:document-meta>
</file>